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parent-style-name="Default" style:data-style-name="" style:family="table-cell" style:name="ce4">
      <style:table-cell-properties style:vertical-align="top" style:text-align-source="fix" fo:background-color="transparent" fo:border-bottom="1.76pt solid #000000" fo:wrap-option="wrap"/>
      <style:paragraph-properties fo:text-align="center" style:vertical-align="top" style:writing-mode="page"/>
      <style:text-properties fo:font-family="Calibri" style:font-family-asian="Calibri" style:font-family-complex="Calibri" fo:font-size="11pt" style:font-size-asian="11pt" style:font-size-complex="11pt" fo:font-style="normal" fo:font-weight="bold"/>
    </style:style>
    <style:style style:parent-style-name="Default" style:data-style-name="" style:family="table-cell" style:name="ce5">
      <style:table-cell-properties style:vertical-align="top" style:text-align-source="fix" fo:background-color="transparent" fo:border-bottom="1.76pt solid #000000" fo:border-left="0.74pt solid #000000" fo:wrap-option="wrap"/>
      <style:paragraph-properties fo:text-align="center" style:vertical-align="top" style:writing-mode="page"/>
      <style:text-properties fo:font-family="Calibri" style:font-family-asian="Calibri" style:font-family-complex="Calibri" fo:font-size="11pt" style:font-size-asian="11pt" style:font-size-complex="11pt" fo:font-style="normal" fo:font-weight="bold"/>
    </style:style>
    <style:style style:parent-style-name="Default" style:data-style-name="" style:family="table-cell" style:name="ce6">
      <style:table-cell-properties style:vertical-align="top" style:text-align-source="fix" fo:background-color="transparent" fo:border-bottom="1.76pt solid #000000" fo:border-left="0.74pt solid #000000" fo:wrap-option="wrap"/>
      <style:paragraph-properties fo:text-align="center" style:vertical-align="top" style:writing-mode="page"/>
      <style:text-properties fo:color="#3F3F3F" fo:font-family="Calibri" style:font-family-asian="Calibri" style:font-family-complex="Calibri" fo:font-size="11pt" style:font-size-asian="11pt" style:font-size-complex="11pt" fo:font-style="normal" fo:font-weight="bold"/>
    </style:style>
    <style:style style:parent-style-name="Default" style:data-style-name="" style:family="table-cell" style:name="ce7">
      <style:table-cell-properties style:vertical-align="top" style:text-align-source="fix" fo:background-color="transparent" fo:border-bottom="1.76pt solid #000000" fo:wrap-option="wrap"/>
      <style:paragraph-properties fo:text-align="center" style:vertical-align="top" style:writing-mode="page"/>
      <style:text-properties fo:color="#3F3F3F" fo:font-family="Calibri" style:font-family-asian="Calibri" style:font-family-complex="Calibri" fo:font-size="11pt" style:font-size-asian="11pt" style:font-size-complex="11pt" fo:font-style="normal" fo:font-weight="bold"/>
    </style:style>
    <style:style style:parent-style-name="Default" style:data-style-name="" style:family="table-cell" style:name="ce8">
      <style:table-cell-properties style:vertical-align="top" style:text-align-source="fix" fo:background-color="transparent" fo:border-bottom="1.76pt solid #000000" fo:wrap-option="wrap"/>
      <style:paragraph-properties fo:text-align="center" style:vertical-align="top" style:writing-mode="page"/>
      <style:text-properties fo:font-family="Liberation Sans" style:font-family-asian="Liberation Sans" style:font-family-complex="Liberation Sans" fo:font-size="11pt" style:font-size-asian="11pt" style:font-size-complex="11pt" fo:font-style="normal" fo:font-weight="bold"/>
    </style:style>
    <style:style style:parent-style-name="Default" style:data-style-name="" style:family="table-cell" style:name="ce9">
      <style:table-cell-properties fo:background-color="transparent"/>
      <style:paragraph-properties style:writing-mode="page"/>
      <style:text-properties fo:font-family="Calibri" style:font-family-asian="Calibri" style:font-family-complex="Calibri" fo:font-size="11pt" style:font-size-asian="11pt" style:font-size-complex="11pt" fo:font-style="normal" fo:font-weight="bold"/>
    </style:style>
    <style:style style:parent-style-name="Default" style:data-style-name="NF10005" style:family="table-cell" style:name="ce10">
      <style:table-cell-properties fo:background-color="transparent" fo:border-left="0.74pt solid #000000"/>
      <style:paragraph-properties style:writing-mode="page"/>
      <style:text-properties fo:font-family="Calibri" style:font-family-asian="Calibri" style:font-family-complex="Calibri" fo:font-size="11pt" style:font-size-asian="11pt" style:font-size-complex="11pt" fo:font-style="normal" fo:font-weight="bold"/>
    </style:style>
    <style:style style:parent-style-name="Default" style:data-style-name="NF10005" style:family="table-cell" style:name="ce11">
      <style:table-cell-properties fo:background-color="transparent"/>
      <style:paragraph-properties style:writing-mode="page"/>
      <style:text-properties fo:font-family="Calibri" style:font-family-asian="Calibri" style:font-family-complex="Calibri" fo:font-size="11pt" style:font-size-asian="11pt" style:font-size-complex="11pt" fo:font-style="normal" fo:font-weight="bold"/>
    </style:style>
    <style:style style:parent-style-name="Default" style:data-style-name="NF10001" style:family="table-cell" style:name="ce12">
      <style:table-cell-properties fo:background-color="transparent"/>
      <style:paragraph-properties style:writing-mode="page"/>
      <style:text-properties fo:font-family="Calibri" style:font-family-asian="Calibri" style:font-family-complex="Calibri" fo:font-size="11pt" style:font-size-asian="11pt" style:font-size-complex="11pt" fo:font-style="normal" fo:font-weight="bold"/>
    </style:style>
    <style:style style:parent-style-name="Default" style:data-style-name="NF10005" style:family="table-cell" style:name="ce13">
      <style:table-cell-properties fo:background-color="transparent" fo:border-left="0.74pt solid #000000"/>
      <style:paragraph-properties style:writing-mode="page"/>
      <style:text-properties fo:color="#3F3F3F" fo:font-family="Calibri" style:font-family-asian="Calibri" style:font-family-complex="Calibri" fo:font-size="11pt" style:font-size-asian="11pt" style:font-size-complex="11pt" fo:font-style="normal" fo:font-weight="bold"/>
    </style:style>
    <style:style style:parent-style-name="Default" style:data-style-name="NF10006" style:family="table-cell" style:name="ce14">
      <style:table-cell-properties style:vertical-align="top" style:text-align-source="fix" fo:background-color="transparent"/>
      <style:paragraph-properties fo:text-align="end" style:vertical-align="top" style:writing-mode="page"/>
      <style:text-properties fo:color="#3F3F3F" fo:font-family="Liberation Sans" style:font-family-asian="Liberation Sans" style:font-family-complex="Liberation Sans" fo:font-size="9pt" style:font-size-asian="9pt" style:font-size-complex="9pt" fo:font-style="normal" fo:font-weight="normal"/>
    </style:style>
    <style:style style:parent-style-name="Default" style:data-style-name="NF10006" style:family="table-cell" style:name="ce15">
      <style:table-cell-properties style:vertical-align="top" style:text-align-source="fix" fo:background-color="transparent"/>
      <style:paragraph-properties fo:text-align="end" style:vertical-align="top" style:writing-mode="page"/>
      <style:text-properties fo:font-family="Liberation Sans" style:font-family-asian="Liberation Sans" style:font-family-complex="Liberation Sans" fo:font-size="9pt" style:font-size-asian="9pt" style:font-size-complex="9pt" fo:font-style="normal" fo:font-weight="bold"/>
    </style:style>
    <style:style style:parent-style-name="Default" style:data-style-name="NF10007" style:family="table-cell" style:name="ce16">
      <style:table-cell-properties fo:background-color="transparent"/>
      <style:paragraph-properties style:writing-mode="page"/>
      <style:text-properties fo:color="#3F3F3F" fo:font-family="Calibri" style:font-family-asian="Calibri" style:font-family-complex="Calibri" fo:font-size="11pt" style:font-size-asian="11pt" style:font-size-complex="11pt" fo:font-style="normal" fo:font-weight="bold"/>
    </style:style>
    <style:style style:parent-style-name="Default" style:data-style-name="" style:family="table-cell" style:name="ce17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1pt" style:font-size-asian="11pt" style:font-size-complex="11pt" fo:font-style="normal" fo:font-weight="bold"/>
    </style:style>
    <style:style style:parent-style-name="Default" style:data-style-name="" style:family="table-cell" style:name="ce18">
      <style:table-cell-properties fo:background-color="transparent"/>
      <style:paragraph-properties style:writing-mode="page"/>
      <style:text-properties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NF10005" style:family="table-cell" style:name="ce19">
      <style:table-cell-properties fo:background-color="transparent" fo:border-left="0.74pt solid #000000"/>
      <style:paragraph-properties style:writing-mode="page"/>
      <style:text-properties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NF10005" style:family="table-cell" style:name="ce20">
      <style:table-cell-properties fo:background-color="transparent"/>
      <style:paragraph-properties style:writing-mode="page"/>
      <style:text-properties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NF10001" style:family="table-cell" style:name="ce21">
      <style:table-cell-properties fo:background-color="transparent"/>
      <style:paragraph-properties style:writing-mode="page"/>
      <style:text-properties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NF10005" style:family="table-cell" style:name="ce22">
      <style:table-cell-properties fo:background-color="transparent" fo:border-left="0.74pt solid #000000"/>
      <style:paragraph-properties style:writing-mode="page"/>
      <style:text-properties fo:color="#3F3F3F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NF10006" style:family="table-cell" style:name="ce23">
      <style:table-cell-properties style:vertical-align="top" style:text-align-source="fix" fo:background-color="transparent"/>
      <style:paragraph-properties fo:text-align="end" style:vertical-align="top" style:writing-mode="page"/>
      <style:text-properties fo:font-family="Liberation Sans" style:font-family-asian="Liberation Sans" style:font-family-complex="Liberation Sans" fo:font-size="9pt" style:font-size-asian="9pt" style:font-size-complex="9pt" fo:font-style="normal" fo:font-weight="normal"/>
    </style:style>
    <style:style style:parent-style-name="Default" style:data-style-name="NF10007" style:family="table-cell" style:name="ce24">
      <style:table-cell-properties fo:background-color="transparent"/>
      <style:paragraph-properties style:writing-mode="page"/>
      <style:text-properties fo:color="#3F3F3F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NF10002" style:family="table-cell" style:name="ce25">
      <style:table-cell-properties fo:background-color="transparent"/>
      <style:paragraph-properties style:writing-mode="page"/>
      <style:text-properties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NF10003" style:family="table-cell" style:name="ce26">
      <style:table-cell-properties fo:background-color="transparent"/>
      <style:paragraph-properties style:writing-mode="page"/>
      <style:text-properties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NF10003" style:family="table-cell" style:name="ce27">
      <style:table-cell-properties fo:background-color="transparent"/>
      <style:paragraph-properties style:writing-mode="page"/>
      <style:text-properties fo:font-family="Calibri" style:font-family-asian="Calibri" style:font-family-complex="Calibri" fo:font-size="11pt" style:font-size-asian="11pt" style:font-size-complex="11pt" fo:font-style="normal" fo:font-weight="bold"/>
    </style:style>
    <style:style style:parent-style-name="Default" style:data-style-name="NF10006" style:family="table-cell" style:name="ce28">
      <style:table-cell-properties style:vertical-align="top" style:text-align-source="fix" fo:background-color="transparent"/>
      <style:paragraph-properties fo:text-align="end" style:vertical-align="top" style:writing-mode="page"/>
      <style:text-properties fo:font-family="Liberation Sans" style:font-family-asian="Liberation Sans" style:font-family-complex="Liberation Sans" fo:font-size="9pt" style:font-size-asian="9pt" style:font-size-complex="9pt" fo:font-style="normal" fo:font-weight="bold"/>
    </style:style>
    <style:style style:parent-style-name="Default" style:data-style-name="" style:family="table-cell" style:name="ce29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parent-style-name="Default" style:data-style-name="NF10005" style:family="table-cell" style:name="ce30">
      <style:table-cell-properties fo:background-color="transparent" fo:border-left="0.74pt solid #000000"/>
      <style:paragraph-properties style:writing-mode="page"/>
      <style:text-properties fo:color="#3F3F3F"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parent-style-name="Default" style:data-style-name="NF10005" style:family="table-cell" style:name="ce31">
      <style:table-cell-properties style:vertical-align="top" fo:background-color="transparent"/>
      <style:paragraph-properties style:vertical-align="top" style:writing-mode="page"/>
      <style:text-properties fo:color="#3F3F3F"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parent-style-name="Default" style:data-style-name="NF10007" style:family="table-cell" style:name="ce32">
      <style:table-cell-properties fo:background-color="transparent"/>
      <style:paragraph-properties style:writing-mode="page"/>
      <style:text-properties fo:color="#3F3F3F"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58cm" loext:column-width-sym="8.664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1.905cm" style:use-optimal-column-width="false" loext:column-width-sym="8.375" fo:break-before="auto"/>
    </style:style>
    <style:style style:family="table-column" style:name="co3">
      <style:table-column-properties style:column-width="5.742cm" style:use-optimal-column-width="false" loext:column-width-sym="26.5039" fo:break-before="auto"/>
    </style:style>
    <style:style style:family="table-column" style:name="co4">
      <style:table-column-properties style:column-width="2.884cm" style:use-optimal-column-width="false" loext:column-width-sym="13.0039" fo:break-before="auto"/>
    </style:style>
    <style:style style:family="table-column" style:name="co5">
      <style:table-column-properties style:column-width="2.99cm" style:use-optimal-column-width="false" loext:column-width-sym="13.5039" fo:break-before="auto"/>
    </style:style>
    <style:style style:family="table-column" style:name="co6">
      <style:table-column-properties style:column-width="2.593cm" style:use-optimal-column-width="false" loext:column-width-sym="11.625" fo:break-before="auto"/>
    </style:style>
    <style:style style:family="table-column" style:name="co7">
      <style:table-column-properties style:column-width="2.037cm" style:use-optimal-column-width="false" loext:column-width-sym="9.00391" fo:break-before="auto"/>
    </style:style>
    <style:style style:family="table-column" style:name="co8">
      <style:table-column-properties style:column-width="2.593cm" style:use-optimal-column-width="false" loext:column-width-sym="11.625" fo:break-before="auto"/>
    </style:style>
    <style:style style:family="table-column" style:name="co9">
      <style:table-column-properties style:column-width="2.037cm" style:use-optimal-column-width="false" loext:column-width-sym="9.00391" fo:break-before="auto"/>
    </style:style>
    <style:style style:family="table-column" style:name="co10">
      <style:table-column-properties style:column-width="2.143cm" style:use-optimal-column-width="false" loext:column-width-sym="9.50391" fo:break-before="auto"/>
    </style:style>
    <style:style style:family="table-column" style:name="co11">
      <style:table-column-properties style:column-width="2.09cm" style:use-optimal-column-width="false" loext:column-width-sym="9.22266" fo:break-before="auto"/>
    </style:style>
    <style:style style:family="table-column" style:name="co12">
      <style:table-column-properties style:column-width="5.795cm" style:use-optimal-column-width="false" loext:column-width-sym="26.7539" fo:break-before="auto"/>
    </style:style>
    <style:style style:family="table-column" style:name="co13">
      <style:table-column-properties style:column-width="3.466cm" style:use-optimal-column-width="false" loext:column-width-sym="15.7539" fo:break-before="auto"/>
    </style:style>
    <style:style style:family="table-column" style:name="co14">
      <style:table-column-properties style:column-width="8.864cm" style:use-optimal-column-width="false" loext:column-width-sym="41.2539" fo:break-before="auto"/>
    </style:style>
    <style:style style:family="table-column" style:name="co15">
      <style:table-column-properties style:column-width="2.037cm" style:use-optimal-column-width="false" loext:column-width-sym="9" fo:break-before="auto"/>
    </style:style>
    <style:style style:family="table-column" style:name="co16">
      <style:table-column-properties style:column-width="1.958cm" style:use-optimal-column-width="false" loext:column-width-sym="8.664" fo:break-before="auto"/>
    </style:style>
    <style:style style:family="table-row" style:name="ro2">
      <style:table-row-properties style:row-height="30pt" style:use-optimal-row-height="false" fo:break-before="auto"/>
    </style:style>
    <style:style style:family="text" style:name="T1">
      <style:text-properties fo:font-family="Calibri" fo:font-size="11pt" fo:font-style="normal" style:text-underline-type="none" fo:font-weight="bold"/>
    </style:style>
    <style:style style:family="text" style:name="T2">
      <style:text-properties fo:font-family="Calibri" fo:font-size="11pt" fo:font-style="normal" style:text-underline-type="none" fo:font-weight="bold"/>
    </style:style>
    <style:style style:family="text" style:name="T3">
      <style:text-properties fo:font-family="Calibri" fo:font-size="11pt" fo:font-style="normal" style:text-underline-type="none" fo:font-weight="bold"/>
    </style:style>
    <style:style style:family="text" style:name="T4">
      <style:text-properties fo:font-family="Calibri" fo:font-size="11pt" fo:font-style="normal" style:text-underline-type="none" fo:font-weight="bold"/>
    </style:style>
    <style:style style:family="text" style:name="T5">
      <style:text-properties fo:font-family="Calibri" fo:font-size="11pt" fo:font-style="normal" style:text-underline-type="none" fo:font-weight="bold"/>
    </style:style>
    <style:style style:family="text" style:name="T6">
      <style:text-properties fo:font-family="Calibri" fo:font-size="11pt" fo:font-style="normal" style:text-underline-type="none" fo:font-weight="bold"/>
    </style:style>
    <style:style style:family="text" style:name="T7">
      <style:text-properties fo:font-family="Calibri" fo:font-size="11pt" fo:font-style="normal" style:text-underline-type="none" fo:font-weight="bold"/>
    </style:style>
    <style:style style:family="text" style:name="T8">
      <style:text-properties fo:font-family="Calibri" fo:font-size="11pt" fo:font-style="normal" style:text-underline-type="none" fo:font-weight="bold"/>
    </style:style>
    <style:style style:family="text" style:name="T9">
      <style:text-properties fo:color="#3F3F3F" fo:font-family="Calibri" fo:font-size="11pt" fo:font-style="normal" style:text-underline-type="none" fo:font-weight="bold"/>
    </style:style>
    <style:style style:family="text" style:name="T10">
      <style:text-properties fo:font-family="Calibri" fo:font-size="11pt" fo:font-style="normal" style:text-underline-type="none" fo:font-weight="bold"/>
    </style:style>
    <style:style style:family="text" style:name="T11">
      <style:text-properties fo:color="#3F3F3F" fo:font-family="Calibri" fo:font-size="11pt" fo:font-style="normal" style:text-underline-type="none" fo:font-weight="bold"/>
    </style:style>
    <style:style style:family="text" style:name="T12">
      <style:text-properties fo:font-family="Liberation Sans" fo:font-size="11pt" fo:font-style="normal" style:text-underline-type="none" fo:font-weight="bold"/>
    </style:style>
    <style:style style:family="text" style:name="T13">
      <style:text-properties fo:font-family="Liberation Sans" fo:font-size="11pt" fo:font-style="normal" style:text-underline-type="none" fo:font-weight="bold"/>
    </style:style>
    <style:style style:family="text" style:name="T14">
      <style:text-properties fo:font-family="Liberation Sans" fo:font-size="11pt" fo:font-style="normal" style:text-underline-type="none" fo:font-weight="bold"/>
    </style:style>
    <style:style style:family="table-row" style:name="ro3">
      <style:table-row-properties style:row-height="14.2pt" style:use-optimal-row-height="false" fo:break-before="auto"/>
    </style:style>
    <style:style style:family="text" style:name="T15">
      <style:text-properties fo:font-family="Calibri" fo:font-size="11pt" fo:font-style="normal" style:text-underline-type="none" fo:font-weight="bold"/>
    </style:style>
    <style:style style:family="text" style:name="T16">
      <style:text-properties fo:font-family="Calibri" fo:font-size="11pt" fo:font-style="normal" style:text-underline-type="none" fo:font-weight="bold"/>
    </style:style>
    <style:style style:family="text" style:name="T17">
      <style:text-properties fo:font-family="Calibri" fo:font-size="11pt" fo:font-style="normal" style:text-underline-type="none" fo:font-weight="normal"/>
    </style:style>
    <style:style style:family="text" style:name="T18">
      <style:text-properties fo:font-family="Liberation Sans" fo:font-size="11pt" fo:font-style="normal" style:text-underline-type="none" fo:font-weight="normal"/>
    </style:style>
    <style:style style:family="table-row" style:name="ro4">
      <style:table-row-properties style:row-height="14.2pt" style:use-optimal-row-height="false" fo:break-before="auto"/>
    </style:style>
    <style:style style:family="text" style:name="T19">
      <style:text-properties fo:font-family="Calibri" fo:font-size="11pt" fo:font-style="normal" style:text-underline-type="none" fo:font-weight="normal"/>
    </style:style>
    <style:style style:family="text" style:name="T20">
      <style:text-properties fo:font-family="Calibri" fo:font-size="11pt" fo:font-style="normal" style:text-underline-type="none" fo:font-weight="normal"/>
    </style:style>
    <style:style style:family="text" style:name="T21">
      <style:text-properties fo:font-family="Calibri" fo:font-size="11pt" fo:font-style="normal" style:text-underline-type="none" fo:font-weight="normal"/>
    </style:style>
    <style:style style:family="text" style:name="T22">
      <style:text-properties fo:font-family="Liberation Sans" fo:font-size="11pt" fo:font-style="normal" style:text-underline-type="none" fo:font-weight="normal"/>
    </style:style>
    <style:style style:family="table-row" style:name="ro5">
      <style:table-row-properties style:row-height="14.2pt" style:use-optimal-row-height="false" fo:break-before="auto"/>
    </style:style>
    <style:style style:family="text" style:name="T23">
      <style:text-properties fo:font-family="Calibri" fo:font-size="11pt" fo:font-style="normal" style:text-underline-type="none" fo:font-weight="normal"/>
    </style:style>
    <style:style style:family="text" style:name="T24">
      <style:text-properties fo:font-family="Calibri" fo:font-size="11pt" fo:font-style="normal" style:text-underline-type="none" fo:font-weight="normal"/>
    </style:style>
    <style:style style:family="text" style:name="T25">
      <style:text-properties fo:font-family="Calibri" fo:font-size="11pt" fo:font-style="normal" style:text-underline-type="none" fo:font-weight="normal"/>
    </style:style>
    <style:style style:family="text" style:name="T26">
      <style:text-properties fo:font-family="Liberation Sans" fo:font-size="11pt" fo:font-style="normal" style:text-underline-type="none" fo:font-weight="normal"/>
    </style:style>
    <style:style style:family="table-row" style:name="ro6">
      <style:table-row-properties style:row-height="14.2pt" style:use-optimal-row-height="false" fo:break-before="auto"/>
    </style:style>
    <style:style style:family="text" style:name="T27">
      <style:text-properties fo:font-family="Calibri" fo:font-size="11pt" fo:font-style="normal" style:text-underline-type="none" fo:font-weight="normal"/>
    </style:style>
    <style:style style:family="text" style:name="T28">
      <style:text-properties fo:font-family="Calibri" fo:font-size="11pt" fo:font-style="normal" style:text-underline-type="none" fo:font-weight="normal"/>
    </style:style>
    <style:style style:family="text" style:name="T29">
      <style:text-properties fo:font-family="Calibri" fo:font-size="11pt" fo:font-style="normal" style:text-underline-type="none" fo:font-weight="normal"/>
    </style:style>
    <style:style style:family="text" style:name="T30">
      <style:text-properties fo:font-family="Liberation Sans" fo:font-size="11pt" fo:font-style="normal" style:text-underline-type="none" fo:font-weight="normal"/>
    </style:style>
    <style:style style:family="table-row" style:name="ro7">
      <style:table-row-properties style:row-height="14.2pt" style:use-optimal-row-height="false" fo:break-before="auto"/>
    </style:style>
    <style:style style:family="text" style:name="T31">
      <style:text-properties fo:font-family="Calibri" fo:font-size="11pt" fo:font-style="normal" style:text-underline-type="none" fo:font-weight="normal"/>
    </style:style>
    <style:style style:family="text" style:name="T32">
      <style:text-properties fo:font-family="Calibri" fo:font-size="11pt" fo:font-style="normal" style:text-underline-type="none" fo:font-weight="normal"/>
    </style:style>
    <style:style style:family="text" style:name="T33">
      <style:text-properties fo:font-family="Calibri" fo:font-size="11pt" fo:font-style="normal" style:text-underline-type="none" fo:font-weight="normal"/>
    </style:style>
    <style:style style:family="text" style:name="T34">
      <style:text-properties fo:font-family="Liberation Sans" fo:font-size="11pt" fo:font-style="normal" style:text-underline-type="none" fo:font-weight="normal"/>
    </style:style>
    <style:style style:family="table-row" style:name="ro8">
      <style:table-row-properties style:row-height="14.2pt" style:use-optimal-row-height="false" fo:break-before="auto"/>
    </style:style>
    <style:style style:family="text" style:name="T35">
      <style:text-properties fo:font-family="Calibri" fo:font-size="11pt" fo:font-style="normal" style:text-underline-type="none" fo:font-weight="normal"/>
    </style:style>
    <style:style style:family="text" style:name="T36">
      <style:text-properties fo:font-family="Calibri" fo:font-size="11pt" fo:font-style="normal" style:text-underline-type="none" fo:font-weight="normal"/>
    </style:style>
    <style:style style:family="text" style:name="T37">
      <style:text-properties fo:font-family="Calibri" fo:font-size="11pt" fo:font-style="normal" style:text-underline-type="none" fo:font-weight="normal"/>
    </style:style>
    <style:style style:family="text" style:name="T38">
      <style:text-properties fo:font-family="Liberation Sans" fo:font-size="11pt" fo:font-style="normal" style:text-underline-type="none" fo:font-weight="normal"/>
    </style:style>
    <style:style style:family="table-row" style:name="ro9">
      <style:table-row-properties style:row-height="14.2pt" style:use-optimal-row-height="false" fo:break-before="auto"/>
    </style:style>
    <style:style style:family="text" style:name="T39">
      <style:text-properties fo:font-family="Calibri" fo:font-size="11pt" fo:font-style="normal" style:text-underline-type="none" fo:font-weight="normal"/>
    </style:style>
    <style:style style:family="text" style:name="T40">
      <style:text-properties fo:font-family="Calibri" fo:font-size="11pt" fo:font-style="normal" style:text-underline-type="none" fo:font-weight="normal"/>
    </style:style>
    <style:style style:family="text" style:name="T41">
      <style:text-properties fo:font-family="Calibri" fo:font-size="11pt" fo:font-style="normal" style:text-underline-type="none" fo:font-weight="normal"/>
    </style:style>
    <style:style style:family="text" style:name="T42">
      <style:text-properties fo:font-family="Liberation Sans" fo:font-size="11pt" fo:font-style="normal" style:text-underline-type="none" fo:font-weight="normal"/>
    </style:style>
    <style:style style:family="table-row" style:name="ro10">
      <style:table-row-properties style:row-height="14.2pt" style:use-optimal-row-height="false" fo:break-before="auto"/>
    </style:style>
    <style:style style:family="text" style:name="T43">
      <style:text-properties fo:font-family="Calibri" fo:font-size="11pt" fo:font-style="normal" style:text-underline-type="none" fo:font-weight="normal"/>
    </style:style>
    <style:style style:family="text" style:name="T44">
      <style:text-properties fo:font-family="Calibri" fo:font-size="11pt" fo:font-style="normal" style:text-underline-type="none" fo:font-weight="normal"/>
    </style:style>
    <style:style style:family="text" style:name="T45">
      <style:text-properties fo:font-family="Liberation Sans" fo:font-size="11pt" fo:font-style="normal" style:text-underline-type="none" fo:font-weight="normal"/>
    </style:style>
    <style:style style:family="text" style:name="T46">
      <style:text-properties fo:font-family="Liberation Sans" fo:font-size="11pt" fo:font-style="normal" style:text-underline-type="none" fo:font-weight="normal"/>
    </style:style>
    <style:style style:family="table-row" style:name="ro11">
      <style:table-row-properties style:row-height="14.2pt" style:use-optimal-row-height="false" fo:break-before="auto"/>
    </style:style>
    <style:style style:family="text" style:name="T47">
      <style:text-properties fo:font-family="Calibri" fo:font-size="11pt" fo:font-style="normal" style:text-underline-type="none" fo:font-weight="normal"/>
    </style:style>
    <style:style style:family="text" style:name="T48">
      <style:text-properties fo:font-family="Calibri" fo:font-size="11pt" fo:font-style="normal" style:text-underline-type="none" fo:font-weight="normal"/>
    </style:style>
    <style:style style:family="text" style:name="T49">
      <style:text-properties fo:font-family="Calibri" fo:font-size="11pt" fo:font-style="normal" style:text-underline-type="none" fo:font-weight="normal"/>
    </style:style>
    <style:style style:family="text" style:name="T50">
      <style:text-properties fo:font-family="Liberation Sans" fo:font-size="11pt" fo:font-style="normal" style:text-underline-type="none" fo:font-weight="normal"/>
    </style:style>
    <style:style style:family="table-row" style:name="ro12">
      <style:table-row-properties style:row-height="14.2pt" style:use-optimal-row-height="false" fo:break-before="auto"/>
    </style:style>
    <style:style style:family="text" style:name="T51">
      <style:text-properties fo:font-family="Calibri" fo:font-size="11pt" fo:font-style="normal" style:text-underline-type="none" fo:font-weight="bold"/>
    </style:style>
    <style:style style:family="text" style:name="T52">
      <style:text-properties fo:font-family="Calibri" fo:font-size="11pt" fo:font-style="normal" style:text-underline-type="none" fo:font-weight="bold"/>
    </style:style>
    <style:style style:family="text" style:name="T53">
      <style:text-properties fo:font-family="Liberation Sans" fo:font-size="11pt" fo:font-style="normal" style:text-underline-type="none" fo:font-weight="normal"/>
    </style:style>
    <style:style style:family="table-row" style:name="ro13">
      <style:table-row-properties style:row-height="14.2pt" style:use-optimal-row-height="false" fo:break-before="auto"/>
    </style:style>
    <style:style style:family="text" style:name="T54">
      <style:text-properties fo:font-family="Calibri" fo:font-size="11pt" fo:font-style="normal" style:text-underline-type="none" fo:font-weight="normal"/>
    </style:style>
    <style:style style:family="text" style:name="T55">
      <style:text-properties fo:font-family="Calibri" fo:font-size="11pt" fo:font-style="normal" style:text-underline-type="none" fo:font-weight="normal"/>
    </style:style>
    <style:style style:family="text" style:name="T56">
      <style:text-properties fo:font-family="Calibri" fo:font-size="11pt" fo:font-style="normal" style:text-underline-type="none" fo:font-weight="normal"/>
    </style:style>
    <style:style style:family="text" style:name="T57">
      <style:text-properties fo:font-family="Liberation Sans" fo:font-size="11pt" fo:font-style="normal" style:text-underline-type="none" fo:font-weight="normal"/>
    </style:style>
    <style:style style:family="table-row" style:name="ro14">
      <style:table-row-properties style:row-height="14.2pt" style:use-optimal-row-height="false" fo:break-before="auto"/>
    </style:style>
    <style:style style:family="text" style:name="T58">
      <style:text-properties fo:font-family="Calibri" fo:font-size="11pt" fo:font-style="normal" style:text-underline-type="none" fo:font-weight="normal"/>
    </style:style>
    <style:style style:family="text" style:name="T59">
      <style:text-properties fo:font-family="Calibri" fo:font-size="11pt" fo:font-style="normal" style:text-underline-type="none" fo:font-weight="normal"/>
    </style:style>
    <style:style style:family="table-row" style:name="ro15">
      <style:table-row-properties style:row-height="14.2pt" style:use-optimal-row-height="false" fo:break-before="auto"/>
    </style:style>
    <style:style style:family="text" style:name="T60">
      <style:text-properties fo:font-family="Calibri" fo:font-size="11pt" fo:font-style="normal" style:text-underline-type="none" fo:font-weight="normal"/>
    </style:style>
    <style:style style:family="text" style:name="T61">
      <style:text-properties fo:font-family="Calibri" fo:font-size="11pt" fo:font-style="normal" style:text-underline-type="none" fo:font-weight="normal"/>
    </style:style>
    <style:style style:family="table-row" style:name="ro16">
      <style:table-row-properties style:row-height="14.2pt" style:use-optimal-row-height="false" fo:break-before="auto"/>
    </style:style>
    <style:style style:family="text" style:name="T62">
      <style:text-properties fo:font-family="Calibri" fo:font-size="11pt" fo:font-style="normal" style:text-underline-type="none" fo:font-weight="normal"/>
    </style:style>
    <style:style style:family="text" style:name="T63">
      <style:text-properties fo:font-family="Calibri" fo:font-size="11pt" fo:font-style="normal" style:text-underline-type="none" fo:font-weight="normal"/>
    </style:style>
    <style:style style:family="table-row" style:name="ro17">
      <style:table-row-properties style:row-height="14.2pt" style:use-optimal-row-height="false" fo:break-before="auto"/>
    </style:style>
    <style:style style:family="text" style:name="T64">
      <style:text-properties fo:font-family="Calibri" fo:font-size="11pt" fo:font-style="normal" style:text-underline-type="none" fo:font-weight="bold"/>
    </style:style>
    <style:style style:family="text" style:name="T65">
      <style:text-properties fo:font-family="Calibri" fo:font-size="11pt" fo:font-style="normal" style:text-underline-type="none" fo:font-weight="bold"/>
    </style:style>
    <style:style style:family="table-row" style:name="ro18">
      <style:table-row-properties style:row-height="14.2pt" style:use-optimal-row-height="false" fo:break-before="auto"/>
    </style:style>
    <style:style style:family="text" style:name="T66">
      <style:text-properties fo:font-family="Calibri" fo:font-size="11pt" fo:font-style="normal" style:text-underline-type="none" fo:font-weight="normal"/>
    </style:style>
    <style:style style:family="text" style:name="T67">
      <style:text-properties fo:font-family="Calibri" fo:font-size="11pt" fo:font-style="normal" style:text-underline-type="none" fo:font-weight="normal"/>
    </style:style>
    <style:style style:family="table-row" style:name="ro19">
      <style:table-row-properties style:row-height="14.2pt" style:use-optimal-row-height="false" fo:break-before="auto"/>
    </style:style>
    <style:style style:family="text" style:name="T68">
      <style:text-properties fo:font-family="Calibri" fo:font-size="11pt" fo:font-style="normal" style:text-underline-type="none" fo:font-weight="normal"/>
    </style:style>
    <style:style style:family="text" style:name="T69">
      <style:text-properties fo:font-family="Calibri" fo:font-size="11pt" fo:font-style="normal" style:text-underline-type="none" fo:font-weight="normal"/>
    </style:style>
    <style:style style:family="table-row" style:name="ro20">
      <style:table-row-properties style:row-height="14.2pt" style:use-optimal-row-height="false" fo:break-before="auto"/>
    </style:style>
    <style:style style:family="text" style:name="T70">
      <style:text-properties fo:font-family="Calibri" fo:font-size="11pt" fo:font-style="normal" style:text-underline-type="none" fo:font-weight="bold"/>
    </style:style>
    <style:style style:family="text" style:name="T71">
      <style:text-properties fo:font-family="Calibri" fo:font-size="11pt" fo:font-style="normal" style:text-underline-type="none" fo:font-weight="bold"/>
    </style:style>
    <style:style style:family="table-row" style:name="ro21">
      <style:table-row-properties style:row-height="14.2pt" style:use-optimal-row-height="false" fo:break-before="auto"/>
    </style:style>
    <style:style style:family="text" style:name="T72">
      <style:text-properties fo:font-family="Calibri" fo:font-size="11pt" fo:font-style="normal" style:text-underline-type="none" fo:font-weight="normal"/>
    </style:style>
    <style:style style:family="text" style:name="T73">
      <style:text-properties fo:font-family="Calibri" fo:font-size="11pt" fo:font-style="normal" style:text-underline-type="none" fo:font-weight="normal"/>
    </style:style>
    <style:style style:family="table-row" style:name="ro22">
      <style:table-row-properties style:row-height="14.2pt" style:use-optimal-row-height="false" fo:break-before="auto"/>
    </style:style>
    <style:style style:family="text" style:name="T74">
      <style:text-properties fo:font-family="Calibri" fo:font-size="11pt" fo:font-style="normal" style:text-underline-type="none" fo:font-weight="normal"/>
    </style:style>
    <style:style style:family="text" style:name="T75">
      <style:text-properties fo:font-family="Calibri" fo:font-size="11pt" fo:font-style="normal" style:text-underline-type="none" fo:font-weight="normal"/>
    </style:style>
    <style:style style:family="table-row" style:name="ro23">
      <style:table-row-properties style:row-height="14.2pt" style:use-optimal-row-height="false" fo:break-before="auto"/>
    </style:style>
    <style:style style:family="text" style:name="T76">
      <style:text-properties fo:font-family="Calibri" fo:font-size="11pt" fo:font-style="normal" style:text-underline-type="none" fo:font-weight="normal"/>
    </style:style>
    <style:style style:family="text" style:name="T77">
      <style:text-properties fo:font-family="Calibri" fo:font-size="11pt" fo:font-style="normal" style:text-underline-type="none" fo:font-weight="normal"/>
    </style:style>
    <style:style style:family="table-row" style:name="ro24">
      <style:table-row-properties style:row-height="14.2pt" style:use-optimal-row-height="false" fo:break-before="auto"/>
    </style:style>
    <style:style style:family="text" style:name="T78">
      <style:text-properties fo:font-family="Calibri" fo:font-size="11pt" fo:font-style="normal" style:text-underline-type="none" fo:font-weight="normal"/>
    </style:style>
    <style:style style:family="text" style:name="T79">
      <style:text-properties fo:font-family="Calibri" fo:font-size="11pt" fo:font-style="normal" style:text-underline-type="none" fo:font-weight="normal"/>
    </style:style>
    <style:style style:family="table-row" style:name="ro25">
      <style:table-row-properties style:row-height="14.2pt" style:use-optimal-row-height="false" fo:break-before="auto"/>
    </style:style>
    <style:style style:family="text" style:name="T80">
      <style:text-properties fo:font-family="Calibri" fo:font-size="11pt" fo:font-style="normal" style:text-underline-type="none" fo:font-weight="bold"/>
    </style:style>
    <style:style style:family="text" style:name="T81">
      <style:text-properties fo:font-family="Calibri" fo:font-size="11pt" fo:font-style="normal" style:text-underline-type="none" fo:font-weight="bold"/>
    </style:style>
    <style:style style:family="table-row" style:name="ro26">
      <style:table-row-properties style:row-height="14.2pt" style:use-optimal-row-height="false" fo:break-before="auto"/>
    </style:style>
    <style:style style:family="text" style:name="T82">
      <style:text-properties fo:font-family="Calibri" fo:font-size="11pt" fo:font-style="normal" style:text-underline-type="none" fo:font-weight="normal"/>
    </style:style>
    <style:style style:family="text" style:name="T83">
      <style:text-properties fo:font-family="Calibri" fo:font-size="11pt" fo:font-style="normal" style:text-underline-type="none" fo:font-weight="normal"/>
    </style:style>
    <style:style style:family="table-row" style:name="ro27">
      <style:table-row-properties style:row-height="14.2pt" style:use-optimal-row-height="false" fo:break-before="auto"/>
    </style:style>
    <style:style style:family="text" style:name="T84">
      <style:text-properties fo:font-family="Calibri" fo:font-size="11pt" fo:font-style="normal" style:text-underline-type="none" fo:font-weight="normal"/>
    </style:style>
    <style:style style:family="text" style:name="T85">
      <style:text-properties fo:font-family="Calibri" fo:font-size="11pt" fo:font-style="normal" style:text-underline-type="none" fo:font-weight="normal"/>
    </style:style>
    <style:style style:family="table-row" style:name="ro28">
      <style:table-row-properties style:row-height="14.2pt" style:use-optimal-row-height="false" fo:break-before="auto"/>
    </style:style>
    <style:style style:family="text" style:name="T86">
      <style:text-properties fo:font-family="Calibri" fo:font-size="11pt" fo:font-style="normal" style:text-underline-type="none" fo:font-weight="normal"/>
    </style:style>
    <style:style style:family="text" style:name="T87">
      <style:text-properties fo:font-family="Calibri" fo:font-size="11pt" fo:font-style="normal" style:text-underline-type="none" fo:font-weight="normal"/>
    </style:style>
    <style:style style:family="table-row" style:name="ro29">
      <style:table-row-properties style:row-height="14.2pt" style:use-optimal-row-height="false" fo:break-before="auto"/>
    </style:style>
    <style:style style:family="text" style:name="T88">
      <style:text-properties fo:font-family="Calibri" fo:font-size="11pt" fo:font-style="normal" style:text-underline-type="none" fo:font-weight="normal"/>
    </style:style>
    <style:style style:family="text" style:name="T89">
      <style:text-properties fo:font-family="Calibri" fo:font-size="11pt" fo:font-style="normal" style:text-underline-type="none" fo:font-weight="normal"/>
    </style:style>
    <style:style style:family="table-row" style:name="ro30">
      <style:table-row-properties style:row-height="14.2pt" style:use-optimal-row-height="false" fo:break-before="auto"/>
    </style:style>
    <style:style style:family="text" style:name="T90">
      <style:text-properties fo:font-family="Calibri" fo:font-size="11pt" fo:font-style="normal" style:text-underline-type="none" fo:font-weight="bold"/>
    </style:style>
    <style:style style:family="text" style:name="T91">
      <style:text-properties fo:font-family="Calibri" fo:font-size="11pt" fo:font-style="normal" style:text-underline-type="none" fo:font-weight="bold"/>
    </style:style>
    <style:style style:family="table-row" style:name="ro31">
      <style:table-row-properties style:row-height="14.2pt" style:use-optimal-row-height="false" fo:break-before="auto"/>
    </style:style>
    <style:style style:family="text" style:name="T92">
      <style:text-properties fo:font-family="Calibri" fo:font-size="11pt" fo:font-style="normal" style:text-underline-type="none" fo:font-weight="normal"/>
    </style:style>
    <style:style style:family="text" style:name="T93">
      <style:text-properties fo:font-family="Calibri" fo:font-size="11pt" fo:font-style="normal" style:text-underline-type="none" fo:font-weight="normal"/>
    </style:style>
    <style:style style:family="table-row" style:name="ro32">
      <style:table-row-properties style:row-height="14.2pt" style:use-optimal-row-height="false" fo:break-before="auto"/>
    </style:style>
    <style:style style:family="text" style:name="T94">
      <style:text-properties fo:font-family="Calibri" fo:font-size="11pt" fo:font-style="normal" style:text-underline-type="none" fo:font-weight="normal"/>
    </style:style>
    <style:style style:family="text" style:name="T95">
      <style:text-properties fo:font-family="Calibri" fo:font-size="11pt" fo:font-style="normal" style:text-underline-type="none" fo:font-weight="normal"/>
    </style:style>
    <style:style style:family="table-row" style:name="ro33">
      <style:table-row-properties style:row-height="14.2pt" style:use-optimal-row-height="false" fo:break-before="auto"/>
    </style:style>
    <style:style style:family="text" style:name="T96">
      <style:text-properties fo:font-family="Calibri" fo:font-size="11pt" fo:font-style="normal" style:text-underline-type="none" fo:font-weight="normal"/>
    </style:style>
    <style:style style:family="text" style:name="T97">
      <style:text-properties fo:font-family="Calibri" fo:font-size="11pt" fo:font-style="normal" style:text-underline-type="none" fo:font-weight="normal"/>
    </style:style>
    <style:style style:family="table-row" style:name="ro34">
      <style:table-row-properties style:row-height="14.2pt" style:use-optimal-row-height="false" fo:break-before="auto"/>
    </style:style>
    <style:style style:family="text" style:name="T98">
      <style:text-properties fo:font-family="Calibri" fo:font-size="11pt" fo:font-style="normal" style:text-underline-type="none" fo:font-weight="normal"/>
    </style:style>
    <style:style style:family="text" style:name="T99">
      <style:text-properties fo:font-family="Calibri" fo:font-size="11pt" fo:font-style="normal" style:text-underline-type="none" fo:font-weight="normal"/>
    </style:style>
    <style:style style:family="table-row" style:name="ro35">
      <style:table-row-properties style:row-height="14.2pt" style:use-optimal-row-height="false" fo:break-before="auto"/>
    </style:style>
    <style:style style:family="text" style:name="T100">
      <style:text-properties fo:font-family="Calibri" fo:font-size="11pt" fo:font-style="normal" style:text-underline-type="none" fo:font-weight="bold"/>
    </style:style>
    <style:style style:family="text" style:name="T101">
      <style:text-properties fo:font-family="Calibri" fo:font-size="11pt" fo:font-style="normal" style:text-underline-type="none" fo:font-weight="bold"/>
    </style:style>
    <style:style style:family="table-row" style:name="ro36">
      <style:table-row-properties style:row-height="14.2pt" style:use-optimal-row-height="false" fo:break-before="auto"/>
    </style:style>
    <style:style style:family="text" style:name="T102">
      <style:text-properties fo:font-family="Calibri" fo:font-size="11pt" fo:font-style="normal" style:text-underline-type="none" fo:font-weight="normal"/>
    </style:style>
    <style:style style:family="text" style:name="T103">
      <style:text-properties fo:font-family="Calibri" fo:font-size="11pt" fo:font-style="normal" style:text-underline-type="none" fo:font-weight="normal"/>
    </style:style>
    <style:style style:family="table-row" style:name="ro37">
      <style:table-row-properties style:row-height="14.2pt" style:use-optimal-row-height="false" fo:break-before="auto"/>
    </style:style>
    <style:style style:family="text" style:name="T104">
      <style:text-properties fo:font-family="Calibri" fo:font-size="11pt" fo:font-style="normal" style:text-underline-type="none" fo:font-weight="normal"/>
    </style:style>
    <style:style style:family="text" style:name="T105">
      <style:text-properties fo:font-family="Calibri" fo:font-size="11pt" fo:font-style="normal" style:text-underline-type="none" fo:font-weight="normal"/>
    </style:style>
    <style:style style:family="table-row" style:name="ro38">
      <style:table-row-properties style:row-height="14.2pt" style:use-optimal-row-height="false" fo:break-before="auto"/>
    </style:style>
    <style:style style:family="text" style:name="T106">
      <style:text-properties fo:font-family="Calibri" fo:font-size="11pt" fo:font-style="normal" style:text-underline-type="none" fo:font-weight="normal"/>
    </style:style>
    <style:style style:family="text" style:name="T107">
      <style:text-properties fo:font-family="Calibri" fo:font-size="11pt" fo:font-style="normal" style:text-underline-type="none" fo:font-weight="normal"/>
    </style:style>
    <style:style style:family="table-row" style:name="ro39">
      <style:table-row-properties style:row-height="14.2pt" style:use-optimal-row-height="false" fo:break-before="auto"/>
    </style:style>
    <style:style style:family="text" style:name="T108">
      <style:text-properties fo:font-family="Calibri" fo:font-size="11pt" fo:font-style="normal" style:text-underline-type="none" fo:font-weight="normal"/>
    </style:style>
    <style:style style:family="text" style:name="T109">
      <style:text-properties fo:font-family="Calibri" fo:font-size="11pt" fo:font-style="normal" style:text-underline-type="none" fo:font-weight="normal"/>
    </style:style>
    <style:style style:family="table-row" style:name="ro40">
      <style:table-row-properties style:row-height="14.2pt" style:use-optimal-row-height="false" fo:break-before="auto"/>
    </style:style>
    <style:style style:family="text" style:name="T110">
      <style:text-properties fo:font-family="Calibri" fo:font-size="11pt" fo:font-style="normal" style:text-underline-type="none" fo:font-weight="bold"/>
    </style:style>
    <style:style style:family="text" style:name="T111">
      <style:text-properties fo:font-family="Calibri" fo:font-size="11pt" fo:font-style="normal" style:text-underline-type="none" fo:font-weight="bold"/>
    </style:style>
    <style:style style:family="table-row" style:name="ro41">
      <style:table-row-properties style:row-height="14.2pt" style:use-optimal-row-height="false" fo:break-before="auto"/>
    </style:style>
    <style:style style:family="text" style:name="T112">
      <style:text-properties fo:font-family="Calibri" fo:font-size="11pt" fo:font-style="normal" style:text-underline-type="none" fo:font-weight="normal"/>
    </style:style>
    <style:style style:family="text" style:name="T113">
      <style:text-properties fo:font-family="Calibri" fo:font-size="11pt" fo:font-style="normal" style:text-underline-type="none" fo:font-weight="normal"/>
    </style:style>
    <style:style style:family="table-row" style:name="ro42">
      <style:table-row-properties style:row-height="14.2pt" style:use-optimal-row-height="false" fo:break-before="auto"/>
    </style:style>
    <style:style style:family="text" style:name="T114">
      <style:text-properties fo:font-family="Calibri" fo:font-size="11pt" fo:font-style="normal" style:text-underline-type="none" fo:font-weight="normal"/>
    </style:style>
    <style:style style:family="text" style:name="T115">
      <style:text-properties fo:font-family="Calibri" fo:font-size="11pt" fo:font-style="normal" style:text-underline-type="none" fo:font-weight="normal"/>
    </style:style>
    <style:style style:family="table-row" style:name="ro43">
      <style:table-row-properties style:row-height="14.2pt" style:use-optimal-row-height="false" fo:break-before="auto"/>
    </style:style>
    <style:style style:family="table-row" style:name="ro44">
      <style:table-row-properties style:row-height="14.2pt" style:use-optimal-row-height="false" fo:break-before="auto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number-columns-repeated="3" table:style-name="co4" table:default-cell-style-name="Default"/>
        <table:table-column table:number-columns-repeated="3"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number-columns-repeated="1109" table:style-name="co15" table:default-cell-style-name="Default"/>
        <table:table-column table:number-columns-repeated="101" table:style-name="co16" table:default-cell-style-name="Default"/>
        <table:table-column table:style-name="co1" table:default-cell-style-name="Default"/>
        <table:table-row table:style-name="ro2">
          <table:table-cell table:style-name="ce4" office:value-type="string" calcext:value-type="string">
            <text:p><text:span text:style-name="T1">particles</text:span></text:p>
          </table:table-cell>
          <table:table-cell table:style-name="ce4" office:value-type="string" calcext:value-type="string">
            <text:p><text:span text:style-name="T2">cuts</text:span></text:p>
          </table:table-cell>
          <table:table-cell table:style-name="ce5" office:value-type="string" calcext:value-type="string">
            <text:p><text:span text:style-name="T3">totals_old</text:span></text:p>
          </table:table-cell>
          <table:table-cell table:style-name="ce4" office:value-type="string" calcext:value-type="string">
            <text:p><text:span text:style-name="T4">accepted_old</text:span></text:p>
          </table:table-cell>
          <table:table-cell table:style-name="ce4" office:value-type="string" calcext:value-type="string">
            <text:p><text:span text:style-name="T5">acceptance_old</text:span></text:p>
          </table:table-cell>
          <table:table-cell table:style-name="ce5" office:value-type="string" calcext:value-type="string">
            <text:p><text:span text:style-name="T6">totals_new</text:span></text:p>
          </table:table-cell>
          <table:table-cell table:style-name="ce4" office:value-type="string" calcext:value-type="string">
            <text:p><text:span text:style-name="T7">accepted_new</text:span></text:p>
          </table:table-cell>
          <table:table-cell table:style-name="ce4" office:value-type="string" calcext:value-type="string">
            <text:p><text:span text:style-name="T8">acceptance_new</text:span></text:p>
          </table:table-cell>
          <table:table-cell table:style-name="ce6" office:value-type="string" calcext:value-type="string">
            <text:p><text:span text:style-name="T9">totals_diff</text:span></text:p>
          </table:table-cell>
          <table:table-cell table:style-name="ce7" office:value-type="string" calcext:value-type="string">
            <text:p>rel
totals_diff</text:p>
          </table:table-cell>
          <table:table-cell table:style-name="ce4" office:value-type="string" calcext:value-type="string">
            <text:p><text:span text:style-name="T10">accepted_diff</text:span></text:p>
          </table:table-cell>
          <table:table-cell table:style-name="ce4" office:value-type="string" calcext:value-type="string">
            <text:p>rel
accepted_diff</text:p>
          </table:table-cell>
          <table:table-cell table:style-name="ce7" office:value-type="string" calcext:value-type="string">
            <text:p><text:span text:style-name="T11">acceptance_diff</text:span></text:p>
          </table:table-cell>
          <table:table-cell table:style-name="ce8" office:value-type="string" calcext:value-type="string">
            <text:p><text:span text:style-name="T12">True count</text:span></text:p>
          </table:table-cell>
          <table:table-cell table:style-name="ce8" office:value-type="string" calcext:value-type="string">
            <text:p>Comments</text:p>
          </table:table-cell>
          <table:table-cell table:style-name="ce8" office:value-type="string" calcext:value-type="string">
            <text:p><text:span text:style-name="T13">Column</text:span></text:p>
          </table:table-cell>
          <table:table-cell table:style-name="ce8" office:value-type="string" calcext:value-type="string">
            <text:p><text:span text:style-name="T14">Explanation</text:span></text:p>
          </table:table-cell>
          <table:table-cell table:style-name="ce8"/>
          <table:table-cell table:number-columns-repeated="1024"/>
        </table:table-row>
        <table:table-row table:style-name="ro3">
          <table:table-cell table:style-name="ce9" office:value-type="string" calcext:value-type="string">
            <text:p><text:span text:style-name="T15">electron</text:span></text:p>
          </table:table-cell>
          <table:table-cell table:style-name="ce9" office:value-type="string" calcext:value-type="string">
            <text:p><text:span text:style-name="T16">total</text:span></text:p>
          </table:table-cell>
          <table:table-cell table:style-name="ce10" office:value-type="float" calcext:value-type="float" office:value="2338963">
            <text:p>2338963</text:p>
          </table:table-cell>
          <table:table-cell table:style-name="ce11" office:value-type="float" calcext:value-type="float" office:value="1744690">
            <text:p>1744690</text:p>
          </table:table-cell>
          <table:table-cell table:style-name="ce12" office:value-type="float" calcext:value-type="float" office:value="74.590000000000003">
            <text:p>74.590000000000003</text:p>
          </table:table-cell>
          <table:table-cell table:style-name="ce10" office:value-type="float" calcext:value-type="float" office:value="2551767">
            <text:p>2551767</text:p>
          </table:table-cell>
          <table:table-cell table:style-name="ce11" office:value-type="float" calcext:value-type="float" office:value="1987975">
            <text:p>1987975</text:p>
          </table:table-cell>
          <table:table-cell table:style-name="ce12" office:value-type="float" calcext:value-type="float" office:value="77.909999999999997">
            <text:p>77.909999999999997</text:p>
          </table:table-cell>
          <table:table-cell table:style-name="ce13" table:formula="of:=[.F2]-[.C2]" office:value-type="float" calcext:value-type="float" office:value="212804">
            <text:p>212804</text:p>
          </table:table-cell>
          <table:table-cell table:style-name="ce14" table:formula="of:=([.F2]-[.C2])/[.C2]" office:value-type="percentage" calcext:value-type="percentage" office:value="0.090982200231470106">
            <text:p>0.090982200231470106</text:p>
          </table:table-cell>
          <table:table-cell table:style-name="ce11" table:formula="of:=[.G2]-[.D2]" office:value-type="float" calcext:value-type="float" office:value="243285">
            <text:p>243285</text:p>
          </table:table-cell>
          <table:table-cell table:style-name="ce15" table:formula="of:=[.K2]/[.D2]" office:value-type="percentage" calcext:value-type="percentage" office:value="0.13944311023734876">
            <text:p>0.13944311023734876</text:p>
          </table:table-cell>
          <table:table-cell table:style-name="ce16" table:formula="of:=[.H2]-[.E2]" office:value-type="float" calcext:value-type="float" office:value="3.3199999999999932">
            <text:p>3.3199999999999932</text:p>
          </table:table-cell>
          <table:table-cell table:style-name="ce17" office:value-type="float" calcext:value-type="float" office:value="2551767">
            <text:p>2551767</text:p>
          </table:table-cell>
          <table:table-cell table:style-name="ce17"/>
          <table:table-cell table:style-name="ce17" office:value-type="string" calcext:value-type="string">
            <text:p><text:span text:style-name="T17">totals_old</text:span></text:p>
          </table:table-cell>
          <table:table-cell office:value-type="string" calcext:value-type="string">
            <text:p><text:span text:style-name="T18">How many passed PID cut in old filter/selector</text:span></text:p>
          </table:table-cell>
          <table:table-cell table:style-name="ce17"/>
          <table:table-cell table:number-columns-repeated="1024"/>
        </table:table-row>
        <table:table-row table:style-name="ro4">
          <table:table-cell table:style-name="ce18" office:value-type="string" calcext:value-type="string">
            <text:p><text:span text:style-name="T19">electron</text:span></text:p>
          </table:table-cell>
          <table:table-cell table:style-name="ce18" office:value-type="string" calcext:value-type="string">
            <text:p><text:span text:style-name="T20">HTCC_nphe_cut</text:span></text:p>
          </table:table-cell>
          <table:table-cell table:style-name="ce19" office:value-type="float" calcext:value-type="float" office:value="2338963">
            <text:p>2338963</text:p>
          </table:table-cell>
          <table:table-cell table:style-name="ce20" office:value-type="float" calcext:value-type="float" office:value="2313757">
            <text:p>2313757</text:p>
          </table:table-cell>
          <table:table-cell table:style-name="ce21" office:value-type="float" calcext:value-type="float" office:value="98.920000000000002">
            <text:p>98.920000000000002</text:p>
          </table:table-cell>
          <table:table-cell table:style-name="ce19" office:value-type="float" calcext:value-type="float" office:value="2551767">
            <text:p>2551767</text:p>
          </table:table-cell>
          <table:table-cell table:style-name="ce20" office:value-type="float" calcext:value-type="float" office:value="2338874">
            <text:p>2338874</text:p>
          </table:table-cell>
          <table:table-cell table:style-name="ce21" office:value-type="float" calcext:value-type="float" office:value="91.659999999999997">
            <text:p>91.659999999999997</text:p>
          </table:table-cell>
          <table:table-cell table:style-name="ce22" table:formula="of:=[.F3]-[.C3]" office:value-type="float" calcext:value-type="float" office:value="212804">
            <text:p>212804</text:p>
          </table:table-cell>
          <table:table-cell table:style-name="ce14" table:formula="of:=([.F3]-[.C3])/[.C3]" office:value-type="percentage" calcext:value-type="percentage" office:value="0.090982200231470106">
            <text:p>0.090982200231470106</text:p>
          </table:table-cell>
          <table:table-cell table:style-name="ce20" table:formula="of:=[.G3]-[.D3]" office:value-type="float" calcext:value-type="float" office:value="25117">
            <text:p>25117</text:p>
          </table:table-cell>
          <table:table-cell table:style-name="ce23" table:formula="of:=[.K3]/[.D3]" office:value-type="percentage" calcext:value-type="percentage" office:value="0.010855504705118126">
            <text:p>0.010855504705118126</text:p>
          </table:table-cell>
          <table:table-cell table:style-name="ce24" table:formula="of:=[.H3]-[.E3]" office:value-type="float" calcext:value-type="float" office:value="-7.2600000000000051">
            <text:p>-7.2600000000000051</text:p>
          </table:table-cell>
          <table:table-cell table:number-columns-repeated="2"/>
          <table:table-cell office:value-type="string" calcext:value-type="string">
            <text:p><text:span text:style-name="T21">accepted_old</text:span></text:p>
          </table:table-cell>
          <table:table-cell office:value-type="string" calcext:value-type="string">
            <text:p><text:span text:style-name="T22">How many passed this cut in old filter/selector</text:span></text:p>
          </table:table-cell>
          <table:table-cell table:number-columns-repeated="1024"/>
        </table:table-row>
        <table:table-row table:style-name="ro5">
          <table:table-cell table:style-name="ce18" office:value-type="string" calcext:value-type="string">
            <text:p><text:span text:style-name="T23">electron</text:span></text:p>
          </table:table-cell>
          <table:table-cell table:style-name="ce18" office:value-type="string" calcext:value-type="string">
            <text:p><text:span text:style-name="T24">EC_outer_vs_EC_inner</text:span></text:p>
          </table:table-cell>
          <table:table-cell table:style-name="ce19" office:value-type="float" calcext:value-type="float" office:value="2338963">
            <text:p>2338963</text:p>
          </table:table-cell>
          <table:table-cell table:style-name="ce20" office:value-type="float" calcext:value-type="float" office:value="2338963">
            <text:p>2338963</text:p>
          </table:table-cell>
          <table:table-cell table:style-name="ce25" office:value-type="float" calcext:value-type="float" office:value="100">
            <text:p>100</text:p>
          </table:table-cell>
          <table:table-cell table:style-name="ce19" office:value-type="float" calcext:value-type="float" office:value="2551767">
            <text:p>2551767</text:p>
          </table:table-cell>
          <table:table-cell table:style-name="ce20" office:value-type="float" calcext:value-type="float" office:value="2338874">
            <text:p>2338874</text:p>
          </table:table-cell>
          <table:table-cell table:style-name="ce21" office:value-type="float" calcext:value-type="float" office:value="91.659999999999997">
            <text:p>91.659999999999997</text:p>
          </table:table-cell>
          <table:table-cell table:style-name="ce22" table:formula="of:=[.F4]-[.C4]" office:value-type="float" calcext:value-type="float" office:value="212804">
            <text:p>212804</text:p>
          </table:table-cell>
          <table:table-cell table:style-name="ce14" table:formula="of:=([.F4]-[.C4])/[.C4]" office:value-type="percentage" calcext:value-type="percentage" office:value="0.090982200231470106">
            <text:p>0.090982200231470106</text:p>
          </table:table-cell>
          <table:table-cell table:style-name="ce20" table:formula="of:=[.G4]-[.D4]" office:value-type="float" calcext:value-type="float" office:value="-89">
            <text:p>-89</text:p>
          </table:table-cell>
          <table:table-cell table:style-name="ce23" table:formula="of:=[.K4]/[.D4]" office:value-type="percentage" calcext:value-type="percentage" office:value="-3.8051050828935731e-05">
            <text:p>-3.8051050828935731e-05</text:p>
          </table:table-cell>
          <table:table-cell table:style-name="ce24" table:formula="of:=[.H4]-[.E4]" office:value-type="float" calcext:value-type="float" office:value="-8.3400000000000034">
            <text:p>-8.3400000000000034</text:p>
          </table:table-cell>
          <table:table-cell table:number-columns-repeated="2"/>
          <table:table-cell office:value-type="string" calcext:value-type="string">
            <text:p><text:span text:style-name="T25">acceptance_old</text:span></text:p>
          </table:table-cell>
          <table:table-cell office:value-type="string" calcext:value-type="string">
            <text:p><text:span text:style-name="T26">accepted/total</text:span></text:p>
          </table:table-cell>
          <table:table-cell table:number-columns-repeated="1024"/>
        </table:table-row>
        <table:table-row table:style-name="ro6">
          <table:table-cell table:style-name="ce18" office:value-type="string" calcext:value-type="string">
            <text:p><text:span text:style-name="T27">electron</text:span></text:p>
          </table:table-cell>
          <table:table-cell table:style-name="ce18" office:value-type="string" calcext:value-type="string">
            <text:p><text:span text:style-name="T28">EC_hit_position_fiducial</text:span></text:p>
          </table:table-cell>
          <table:table-cell table:style-name="ce19" office:value-type="float" calcext:value-type="float" office:value="2338963">
            <text:p>2338963</text:p>
          </table:table-cell>
          <table:table-cell table:style-name="ce20" office:value-type="float" calcext:value-type="float" office:value="2073326">
            <text:p>2073326</text:p>
          </table:table-cell>
          <table:table-cell table:style-name="ce21" office:value-type="float" calcext:value-type="float" office:value="88.640000000000001">
            <text:p>88.640000000000001</text:p>
          </table:table-cell>
          <table:table-cell table:style-name="ce19" office:value-type="float" calcext:value-type="float" office:value="2551767">
            <text:p>2551767</text:p>
          </table:table-cell>
          <table:table-cell table:style-name="ce20" office:value-type="float" calcext:value-type="float" office:value="2073241">
            <text:p>2073241</text:p>
          </table:table-cell>
          <table:table-cell table:style-name="ce21" office:value-type="float" calcext:value-type="float" office:value="81.25">
            <text:p>81.25</text:p>
          </table:table-cell>
          <table:table-cell table:style-name="ce22" table:formula="of:=[.F5]-[.C5]" office:value-type="float" calcext:value-type="float" office:value="212804">
            <text:p>212804</text:p>
          </table:table-cell>
          <table:table-cell table:style-name="ce14" table:formula="of:=([.F5]-[.C5])/[.C5]" office:value-type="percentage" calcext:value-type="percentage" office:value="0.090982200231470106">
            <text:p>0.090982200231470106</text:p>
          </table:table-cell>
          <table:table-cell table:style-name="ce20" table:formula="of:=[.G5]-[.D5]" office:value-type="float" calcext:value-type="float" office:value="-85">
            <text:p>-85</text:p>
          </table:table-cell>
          <table:table-cell table:style-name="ce23" table:formula="of:=[.K5]/[.D5]" office:value-type="percentage" calcext:value-type="percentage" office:value="-4.0996929571133533e-05">
            <text:p>-4.0996929571133533e-05</text:p>
          </table:table-cell>
          <table:table-cell table:style-name="ce24" table:formula="of:=[.H5]-[.E5]" office:value-type="float" calcext:value-type="float" office:value="-7.3900000000000006">
            <text:p>-7.3900000000000006</text:p>
          </table:table-cell>
          <table:table-cell table:number-columns-repeated="2"/>
          <table:table-cell office:value-type="string" calcext:value-type="string">
            <text:p><text:span text:style-name="T29">totals_new</text:span></text:p>
          </table:table-cell>
          <table:table-cell office:value-type="string" calcext:value-type="string">
            <text:p><text:span text:style-name="T30">How many passed PID cut in new filter/selector</text:span></text:p>
          </table:table-cell>
          <table:table-cell table:number-columns-repeated="1024"/>
        </table:table-row>
        <table:table-row table:style-name="ro7">
          <table:table-cell table:style-name="ce18" office:value-type="string" calcext:value-type="string">
            <text:p><text:span text:style-name="T31">electron</text:span></text:p>
          </table:table-cell>
          <table:table-cell table:style-name="ce18" office:value-type="string" calcext:value-type="string">
            <text:p><text:span text:style-name="T32">EC_sampling_fraction_cut</text:span></text:p>
          </table:table-cell>
          <table:table-cell table:style-name="ce19" office:value-type="float" calcext:value-type="float" office:value="2338963">
            <text:p>2338963</text:p>
          </table:table-cell>
          <table:table-cell table:style-name="ce20" office:value-type="float" calcext:value-type="float" office:value="1915356">
            <text:p>1915356</text:p>
          </table:table-cell>
          <table:table-cell table:style-name="ce21" office:value-type="float" calcext:value-type="float" office:value="81.890000000000001">
            <text:p>81.890000000000001</text:p>
          </table:table-cell>
          <table:table-cell table:style-name="ce19" office:value-type="float" calcext:value-type="float" office:value="2551767">
            <text:p>2551767</text:p>
          </table:table-cell>
          <table:table-cell table:style-name="ce20" office:value-type="float" calcext:value-type="float" office:value="1997864">
            <text:p>1997864</text:p>
          </table:table-cell>
          <table:table-cell table:style-name="ce21" office:value-type="float" calcext:value-type="float" office:value="78.290000000000006">
            <text:p>78.290000000000006</text:p>
          </table:table-cell>
          <table:table-cell table:style-name="ce22" table:formula="of:=[.F6]-[.C6]" office:value-type="float" calcext:value-type="float" office:value="212804">
            <text:p>212804</text:p>
          </table:table-cell>
          <table:table-cell table:style-name="ce14" table:formula="of:=([.F6]-[.C6])/[.C6]" office:value-type="percentage" calcext:value-type="percentage" office:value="0.090982200231470106">
            <text:p>0.090982200231470106</text:p>
          </table:table-cell>
          <table:table-cell table:style-name="ce20" table:formula="of:=[.G6]-[.D6]" office:value-type="float" calcext:value-type="float" office:value="82508">
            <text:p>82508</text:p>
          </table:table-cell>
          <table:table-cell table:style-name="ce23" table:formula="of:=[.K6]/[.D6]" office:value-type="percentage" calcext:value-type="percentage" office:value="0.043077109425088599">
            <text:p>0.043077109425088599</text:p>
          </table:table-cell>
          <table:table-cell table:style-name="ce24" table:formula="of:=[.H6]-[.E6]" office:value-type="float" calcext:value-type="float" office:value="-3.5999999999999943">
            <text:p>-3.5999999999999943</text:p>
          </table:table-cell>
          <table:table-cell table:number-columns-repeated="2"/>
          <table:table-cell office:value-type="string" calcext:value-type="string">
            <text:p><text:span text:style-name="T33">accepted_new</text:span></text:p>
          </table:table-cell>
          <table:table-cell office:value-type="string" calcext:value-type="string">
            <text:p><text:span text:style-name="T34">How many passed PID cut in new filter/selector</text:span></text:p>
          </table:table-cell>
          <table:table-cell table:number-columns-repeated="1024"/>
        </table:table-row>
        <table:table-row table:style-name="ro8">
          <table:table-cell table:style-name="ce18" office:value-type="string" calcext:value-type="string">
            <text:p><text:span text:style-name="T35">electron</text:span></text:p>
          </table:table-cell>
          <table:table-cell table:style-name="ce18" office:value-type="string" calcext:value-type="string">
            <text:p><text:span text:style-name="T36">DC_fiducial_cut_edge_region1</text:span></text:p>
          </table:table-cell>
          <table:table-cell table:style-name="ce19" office:value-type="float" calcext:value-type="float" office:value="2338963">
            <text:p>2338963</text:p>
          </table:table-cell>
          <table:table-cell table:style-name="ce20" office:value-type="float" calcext:value-type="float" office:value="2329420">
            <text:p>2329420</text:p>
          </table:table-cell>
          <table:table-cell table:style-name="ce21" office:value-type="float" calcext:value-type="float" office:value="99.590000000000003">
            <text:p>99.590000000000003</text:p>
          </table:table-cell>
          <table:table-cell table:style-name="ce19" office:value-type="float" calcext:value-type="float" office:value="2551767">
            <text:p>2551767</text:p>
          </table:table-cell>
          <table:table-cell table:style-name="ce20" office:value-type="float" calcext:value-type="float" office:value="2337962">
            <text:p>2337962</text:p>
          </table:table-cell>
          <table:table-cell table:style-name="ce21" office:value-type="float" calcext:value-type="float" office:value="91.620000000000005">
            <text:p>91.620000000000005</text:p>
          </table:table-cell>
          <table:table-cell table:style-name="ce22" table:formula="of:=[.F7]-[.C7]" office:value-type="float" calcext:value-type="float" office:value="212804">
            <text:p>212804</text:p>
          </table:table-cell>
          <table:table-cell table:style-name="ce14" table:formula="of:=([.F7]-[.C7])/[.C7]" office:value-type="percentage" calcext:value-type="percentage" office:value="0.090982200231470106">
            <text:p>0.090982200231470106</text:p>
          </table:table-cell>
          <table:table-cell table:style-name="ce20" table:formula="of:=[.G7]-[.D7]" office:value-type="float" calcext:value-type="float" office:value="8542">
            <text:p>8542</text:p>
          </table:table-cell>
          <table:table-cell table:style-name="ce23" table:formula="of:=[.K7]/[.D7]" office:value-type="percentage" calcext:value-type="percentage" office:value="0.0036670072378531997">
            <text:p>0.0036670072378531997</text:p>
          </table:table-cell>
          <table:table-cell table:style-name="ce24" table:formula="of:=[.H7]-[.E7]" office:value-type="float" calcext:value-type="float" office:value="-7.9699999999999989">
            <text:p>-7.9699999999999989</text:p>
          </table:table-cell>
          <table:table-cell table:number-columns-repeated="2"/>
          <table:table-cell office:value-type="string" calcext:value-type="string">
            <text:p><text:span text:style-name="T37">acceptance_new</text:span></text:p>
          </table:table-cell>
          <table:table-cell office:value-type="string" calcext:value-type="string">
            <text:p><text:span text:style-name="T38">accepted/total</text:span></text:p>
          </table:table-cell>
          <table:table-cell table:number-columns-repeated="1024"/>
        </table:table-row>
        <table:table-row table:style-name="ro9">
          <table:table-cell table:style-name="ce18" office:value-type="string" calcext:value-type="string">
            <text:p><text:span text:style-name="T39">electron</text:span></text:p>
          </table:table-cell>
          <table:table-cell table:style-name="ce18" office:value-type="string" calcext:value-type="string">
            <text:p><text:span text:style-name="T40">DC_fiducial_cut_edge_region2</text:span></text:p>
          </table:table-cell>
          <table:table-cell table:style-name="ce19" office:value-type="float" calcext:value-type="float" office:value="2338963">
            <text:p>2338963</text:p>
          </table:table-cell>
          <table:table-cell table:style-name="ce20" office:value-type="float" calcext:value-type="float" office:value="2326853">
            <text:p>2326853</text:p>
          </table:table-cell>
          <table:table-cell table:style-name="ce21" office:value-type="float" calcext:value-type="float" office:value="99.480000000000004">
            <text:p>99.480000000000004</text:p>
          </table:table-cell>
          <table:table-cell table:style-name="ce19" office:value-type="float" calcext:value-type="float" office:value="2551767">
            <text:p>2551767</text:p>
          </table:table-cell>
          <table:table-cell table:style-name="ce20" office:value-type="float" calcext:value-type="float" office:value="2337483">
            <text:p>2337483</text:p>
          </table:table-cell>
          <table:table-cell table:style-name="ce26" office:value-type="float" calcext:value-type="float" office:value="91.599999999999994">
            <text:p>91.599999999999994</text:p>
          </table:table-cell>
          <table:table-cell table:style-name="ce22" table:formula="of:=[.F8]-[.C8]" office:value-type="float" calcext:value-type="float" office:value="212804">
            <text:p>212804</text:p>
          </table:table-cell>
          <table:table-cell table:style-name="ce14" table:formula="of:=([.F8]-[.C8])/[.C8]" office:value-type="percentage" calcext:value-type="percentage" office:value="0.090982200231470106">
            <text:p>0.090982200231470106</text:p>
          </table:table-cell>
          <table:table-cell table:style-name="ce20" table:formula="of:=[.G8]-[.D8]" office:value-type="float" calcext:value-type="float" office:value="10630">
            <text:p>10630</text:p>
          </table:table-cell>
          <table:table-cell table:style-name="ce23" table:formula="of:=[.K8]/[.D8]" office:value-type="percentage" calcext:value-type="percentage" office:value="0.0045684020434466639">
            <text:p>0.0045684020434466639</text:p>
          </table:table-cell>
          <table:table-cell table:style-name="ce24" table:formula="of:=[.H8]-[.E8]" office:value-type="float" calcext:value-type="float" office:value="-7.8800000000000097">
            <text:p>-7.8800000000000097</text:p>
          </table:table-cell>
          <table:table-cell table:number-columns-repeated="2"/>
          <table:table-cell office:value-type="string" calcext:value-type="string">
            <text:p><text:span text:style-name="T41">totals_diff</text:span></text:p>
          </table:table-cell>
          <table:table-cell office:value-type="string" calcext:value-type="string">
            <text:p><text:span text:style-name="T42">Excess/deficiency of particle counts (totals_new - totals_diff)</text:span></text:p>
          </table:table-cell>
          <table:table-cell table:number-columns-repeated="1024"/>
        </table:table-row>
        <table:table-row table:style-name="ro10">
          <table:table-cell table:style-name="ce18" office:value-type="string" calcext:value-type="string">
            <text:p><text:span text:style-name="T43">electron</text:span></text:p>
          </table:table-cell>
          <table:table-cell table:style-name="ce18" office:value-type="string" calcext:value-type="string">
            <text:p><text:span text:style-name="T44">DC_fiducial_cut_edge_region3</text:span></text:p>
          </table:table-cell>
          <table:table-cell table:style-name="ce19" office:value-type="float" calcext:value-type="float" office:value="2338963">
            <text:p>2338963</text:p>
          </table:table-cell>
          <table:table-cell table:style-name="ce20" office:value-type="float" calcext:value-type="float" office:value="2250274">
            <text:p>2250274</text:p>
          </table:table-cell>
          <table:table-cell table:style-name="ce21" office:value-type="float" calcext:value-type="float" office:value="96.209999999999994">
            <text:p>96.209999999999994</text:p>
          </table:table-cell>
          <table:table-cell table:style-name="ce19" office:value-type="float" calcext:value-type="float" office:value="2551767">
            <text:p>2551767</text:p>
          </table:table-cell>
          <table:table-cell table:style-name="ce20" office:value-type="float" calcext:value-type="float" office:value="2250185">
            <text:p>2250185</text:p>
          </table:table-cell>
          <table:table-cell table:style-name="ce21" office:value-type="float" calcext:value-type="float" office:value="88.180000000000007">
            <text:p>88.180000000000007</text:p>
          </table:table-cell>
          <table:table-cell table:style-name="ce22" table:formula="of:=[.F9]-[.C9]" office:value-type="float" calcext:value-type="float" office:value="212804">
            <text:p>212804</text:p>
          </table:table-cell>
          <table:table-cell table:style-name="ce14" table:formula="of:=([.F9]-[.C9])/[.C9]" office:value-type="percentage" calcext:value-type="percentage" office:value="0.090982200231470106">
            <text:p>0.090982200231470106</text:p>
          </table:table-cell>
          <table:table-cell table:style-name="ce20" table:formula="of:=[.G9]-[.D9]" office:value-type="float" calcext:value-type="float" office:value="-89">
            <text:p>-89</text:p>
          </table:table-cell>
          <table:table-cell table:style-name="ce23" table:formula="of:=[.K9]/[.D9]" office:value-type="percentage" calcext:value-type="percentage" office:value="-3.9550739154431861e-05">
            <text:p>-3.9550739154431861e-05</text:p>
          </table:table-cell>
          <table:table-cell table:style-name="ce24" table:formula="of:=[.H9]-[.E9]" office:value-type="float" calcext:value-type="float" office:value="-8.0299999999999869">
            <text:p>-8.0299999999999869</text:p>
          </table:table-cell>
          <table:table-cell table:number-columns-repeated="2"/>
          <table:table-cell office:value-type="string" calcext:value-type="string">
            <text:p><text:span text:style-name="T45">rel_totals_diff</text:span></text:p>
          </table:table-cell>
          <table:table-cell office:value-type="string" calcext:value-type="string">
            <text:p><text:span text:style-name="T46">Relative excess/deficiency of particle counts (totals_new - totals_old) / totals_old</text:span></text:p>
          </table:table-cell>
          <table:table-cell table:number-columns-repeated="1024"/>
        </table:table-row>
        <table:table-row table:style-name="ro11">
          <table:table-cell table:style-name="ce18" office:value-type="string" calcext:value-type="string">
            <text:p><text:span text:style-name="T47">electron</text:span></text:p>
          </table:table-cell>
          <table:table-cell table:style-name="ce18" office:value-type="string" calcext:value-type="string">
            <text:p><text:span text:style-name="T48">DC_z_vertex_cut</text:span></text:p>
          </table:table-cell>
          <table:table-cell table:style-name="ce19" office:value-type="float" calcext:value-type="float" office:value="2338963">
            <text:p>2338963</text:p>
          </table:table-cell>
          <table:table-cell table:style-name="ce20" office:value-type="float" calcext:value-type="float" office:value="2195466">
            <text:p>2195466</text:p>
          </table:table-cell>
          <table:table-cell table:style-name="ce21" office:value-type="float" calcext:value-type="float" office:value="93.859999999999999">
            <text:p>93.859999999999999</text:p>
          </table:table-cell>
          <table:table-cell table:style-name="ce19" office:value-type="float" calcext:value-type="float" office:value="2551767">
            <text:p>2551767</text:p>
          </table:table-cell>
          <table:table-cell table:style-name="ce20" office:value-type="float" calcext:value-type="float" office:value="2165608">
            <text:p>2165608</text:p>
          </table:table-cell>
          <table:table-cell table:style-name="ce21" office:value-type="float" calcext:value-type="float" office:value="84.870000000000005">
            <text:p>84.870000000000005</text:p>
          </table:table-cell>
          <table:table-cell table:style-name="ce22" table:formula="of:=[.F10]-[.C10]" office:value-type="float" calcext:value-type="float" office:value="212804">
            <text:p>212804</text:p>
          </table:table-cell>
          <table:table-cell table:style-name="ce14" table:formula="of:=([.F10]-[.C10])/[.C10]" office:value-type="percentage" calcext:value-type="percentage" office:value="0.090982200231470106">
            <text:p>0.090982200231470106</text:p>
          </table:table-cell>
          <table:table-cell table:style-name="ce20" table:formula="of:=[.G10]-[.D10]" office:value-type="float" calcext:value-type="float" office:value="-29858">
            <text:p>-29858</text:p>
          </table:table-cell>
          <table:table-cell table:style-name="ce23" table:formula="of:=[.K10]/[.D10]" office:value-type="percentage" calcext:value-type="percentage" office:value="-0.013599846228545556">
            <text:p>-0.013599846228545556</text:p>
          </table:table-cell>
          <table:table-cell table:style-name="ce24" table:formula="of:=[.H10]-[.E10]" office:value-type="float" calcext:value-type="float" office:value="-8.9899999999999949">
            <text:p>-8.9899999999999949</text:p>
          </table:table-cell>
          <table:table-cell table:number-columns-repeated="2"/>
          <table:table-cell office:value-type="string" calcext:value-type="string">
            <text:p><text:span text:style-name="T49">accepted_diff</text:span></text:p>
          </table:table-cell>
          <table:table-cell office:value-type="string" calcext:value-type="string">
            <text:p><text:span text:style-name="T50">Direct difference of accepted counts</text:span></text:p>
          </table:table-cell>
          <table:table-cell table:number-columns-repeated="1024"/>
        </table:table-row>
        <table:table-row table:style-name="ro12">
          <table:table-cell table:style-name="ce9" office:value-type="string" calcext:value-type="string">
            <text:p><text:span text:style-name="T51">proton</text:span></text:p>
          </table:table-cell>
          <table:table-cell table:style-name="ce9" office:value-type="string" calcext:value-type="string">
            <text:p><text:span text:style-name="T52">total</text:span></text:p>
          </table:table-cell>
          <table:table-cell table:style-name="ce10" office:value-type="float" calcext:value-type="float" office:value="579356">
            <text:p>579356</text:p>
          </table:table-cell>
          <table:table-cell table:style-name="ce11" office:value-type="float" calcext:value-type="float" office:value="545170">
            <text:p>545170</text:p>
          </table:table-cell>
          <table:table-cell table:style-name="ce27" office:value-type="float" calcext:value-type="float" office:value="94.099999999999994">
            <text:p>94.099999999999994</text:p>
          </table:table-cell>
          <table:table-cell table:style-name="ce10" office:value-type="float" calcext:value-type="float" office:value="770056">
            <text:p>770056</text:p>
          </table:table-cell>
          <table:table-cell table:style-name="ce11" office:value-type="float" calcext:value-type="float" office:value="718422">
            <text:p>718422</text:p>
          </table:table-cell>
          <table:table-cell table:style-name="ce12" office:value-type="float" calcext:value-type="float" office:value="93.290000000000006">
            <text:p>93.290000000000006</text:p>
          </table:table-cell>
          <table:table-cell table:style-name="ce13" table:formula="of:=[.F11]-[.C11]" office:value-type="float" calcext:value-type="float" office:value="190700">
            <text:p>190700</text:p>
          </table:table-cell>
          <table:table-cell table:style-name="ce14" table:formula="of:=([.F11]-[.C11])/[.C11]" office:value-type="percentage" calcext:value-type="percentage" office:value="0.3291585829783415">
            <text:p>0.3291585829783415</text:p>
          </table:table-cell>
          <table:table-cell table:style-name="ce11" table:formula="of:=[.G11]-[.D11]" office:value-type="float" calcext:value-type="float" office:value="173252">
            <text:p>173252</text:p>
          </table:table-cell>
          <table:table-cell table:style-name="ce28" table:formula="of:=[.K11]/[.D11]" office:value-type="percentage" calcext:value-type="percentage" office:value="0.31779444943779006">
            <text:p>0.31779444943779006</text:p>
          </table:table-cell>
          <table:table-cell table:style-name="ce16" table:formula="of:=[.H11]-[.E11]" office:value-type="float" calcext:value-type="float" office:value="-0.80999999999998806">
            <text:p>-0.80999999999998806</text:p>
          </table:table-cell>
          <table:table-cell table:style-name="ce17" office:value-type="float" calcext:value-type="float" office:value="996224">
            <text:p>996224</text:p>
          </table:table-cell>
          <table:table-cell table:style-name="ce17"/>
          <table:table-cell table:style-name="ce29" office:value-type="string" calcext:value-type="string">
            <text:p>rel_accepted_diff</text:p>
          </table:table-cell>
          <table:table-cell office:value-type="string" calcext:value-type="string">
            <text:p><text:span text:style-name="T53">Relative excess/deficiency of accepted counts (accepted_diff / total_new)</text:span></text:p>
          </table:table-cell>
          <table:table-cell table:style-name="ce17"/>
          <table:table-cell table:number-columns-repeated="1024"/>
        </table:table-row>
        <table:table-row table:style-name="ro13">
          <table:table-cell table:style-name="ce18" office:value-type="string" calcext:value-type="string">
            <text:p><text:span text:style-name="T54">proton</text:span></text:p>
          </table:table-cell>
          <table:table-cell table:style-name="ce18" office:value-type="string" calcext:value-type="string">
            <text:p><text:span text:style-name="T55">DC_fiducial_cut_edge_region1</text:span></text:p>
          </table:table-cell>
          <table:table-cell table:style-name="ce19" office:value-type="float" calcext:value-type="float" office:value="579356">
            <text:p>579356</text:p>
          </table:table-cell>
          <table:table-cell table:style-name="ce20" office:value-type="float" calcext:value-type="float" office:value="558895">
            <text:p>558895</text:p>
          </table:table-cell>
          <table:table-cell table:style-name="ce21" office:value-type="float" calcext:value-type="float" office:value="96.469999999999999">
            <text:p>96.469999999999999</text:p>
          </table:table-cell>
          <table:table-cell table:style-name="ce19" office:value-type="float" calcext:value-type="float" office:value="770056">
            <text:p>770056</text:p>
          </table:table-cell>
          <table:table-cell table:style-name="ce20" office:value-type="float" calcext:value-type="float" office:value="562309">
            <text:p>562309</text:p>
          </table:table-cell>
          <table:table-cell table:style-name="ce21" office:value-type="float" calcext:value-type="float" office:value="73.019999999999996">
            <text:p>73.019999999999996</text:p>
          </table:table-cell>
          <table:table-cell table:style-name="ce22" table:formula="of:=[.F12]-[.C12]" office:value-type="float" calcext:value-type="float" office:value="190700">
            <text:p>190700</text:p>
          </table:table-cell>
          <table:table-cell table:style-name="ce14" table:formula="of:=([.F12]-[.C12])/[.C12]" office:value-type="percentage" calcext:value-type="percentage" office:value="0.3291585829783415">
            <text:p>0.3291585829783415</text:p>
          </table:table-cell>
          <table:table-cell table:style-name="ce20" table:formula="of:=[.G12]-[.D12]" office:value-type="float" calcext:value-type="float" office:value="3414">
            <text:p>3414</text:p>
          </table:table-cell>
          <table:table-cell table:style-name="ce23" table:formula="of:=[.K12]/[.D12]" office:value-type="percentage" calcext:value-type="percentage" office:value="0.0061084819152076864">
            <text:p>0.0061084819152076864</text:p>
          </table:table-cell>
          <table:table-cell table:style-name="ce24" table:formula="of:=[.H12]-[.E12]" office:value-type="float" calcext:value-type="float" office:value="-23.450000000000003">
            <text:p>-23.450000000000003</text:p>
          </table:table-cell>
          <table:table-cell table:number-columns-repeated="2"/>
          <table:table-cell office:value-type="string" calcext:value-type="string">
            <text:p><text:span text:style-name="T56">acceptance_diff</text:span></text:p>
          </table:table-cell>
          <table:table-cell office:value-type="string" calcext:value-type="string">
            <text:p><text:span text:style-name="T57">Direct difference of acceptances</text:span></text:p>
          </table:table-cell>
          <table:table-cell table:number-columns-repeated="1024"/>
        </table:table-row>
        <table:table-row table:style-name="ro14">
          <table:table-cell table:style-name="ce18" office:value-type="string" calcext:value-type="string">
            <text:p><text:span text:style-name="T58">proton</text:span></text:p>
          </table:table-cell>
          <table:table-cell table:style-name="ce18" office:value-type="string" calcext:value-type="string">
            <text:p><text:span text:style-name="T59">DC_fiducial_cut_edge_region2</text:span></text:p>
          </table:table-cell>
          <table:table-cell table:style-name="ce19" office:value-type="float" calcext:value-type="float" office:value="579356">
            <text:p>579356</text:p>
          </table:table-cell>
          <table:table-cell table:style-name="ce20" office:value-type="float" calcext:value-type="float" office:value="570877">
            <text:p>570877</text:p>
          </table:table-cell>
          <table:table-cell table:style-name="ce21" office:value-type="float" calcext:value-type="float" office:value="98.540000000000006">
            <text:p>98.540000000000006</text:p>
          </table:table-cell>
          <table:table-cell table:style-name="ce19" office:value-type="float" calcext:value-type="float" office:value="770056">
            <text:p>770056</text:p>
          </table:table-cell>
          <table:table-cell table:style-name="ce20" office:value-type="float" calcext:value-type="float" office:value="589534">
            <text:p>589534</text:p>
          </table:table-cell>
          <table:table-cell table:style-name="ce21" office:value-type="float" calcext:value-type="float" office:value="76.560000000000002">
            <text:p>76.560000000000002</text:p>
          </table:table-cell>
          <table:table-cell table:style-name="ce22" table:formula="of:=[.F13]-[.C13]" office:value-type="float" calcext:value-type="float" office:value="190700">
            <text:p>190700</text:p>
          </table:table-cell>
          <table:table-cell table:style-name="ce14" table:formula="of:=([.F13]-[.C13])/[.C13]" office:value-type="percentage" calcext:value-type="percentage" office:value="0.3291585829783415">
            <text:p>0.3291585829783415</text:p>
          </table:table-cell>
          <table:table-cell table:style-name="ce20" table:formula="of:=[.G13]-[.D13]" office:value-type="float" calcext:value-type="float" office:value="18657">
            <text:p>18657</text:p>
          </table:table-cell>
          <table:table-cell table:style-name="ce23" table:formula="of:=[.K13]/[.D13]" office:value-type="percentage" calcext:value-type="percentage" office:value="0.032681295620597781">
            <text:p>0.032681295620597781</text:p>
          </table:table-cell>
          <table:table-cell table:style-name="ce24" table:formula="of:=[.H13]-[.E13]" office:value-type="float" calcext:value-type="float" office:value="-21.980000000000004">
            <text:p>-21.980000000000004</text:p>
          </table:table-cell>
          <table:table-cell table:number-columns-repeated="1024"/>
        </table:table-row>
        <table:table-row table:style-name="ro15">
          <table:table-cell table:style-name="ce18" office:value-type="string" calcext:value-type="string">
            <text:p><text:span text:style-name="T60">proton</text:span></text:p>
          </table:table-cell>
          <table:table-cell table:style-name="ce18" office:value-type="string" calcext:value-type="string">
            <text:p><text:span text:style-name="T61">DC_fiducial_cut_edge_region3</text:span></text:p>
          </table:table-cell>
          <table:table-cell table:style-name="ce19" office:value-type="float" calcext:value-type="float" office:value="579356">
            <text:p>579356</text:p>
          </table:table-cell>
          <table:table-cell table:style-name="ce20" office:value-type="float" calcext:value-type="float" office:value="576561">
            <text:p>576561</text:p>
          </table:table-cell>
          <table:table-cell table:style-name="ce21" office:value-type="float" calcext:value-type="float" office:value="99.519999999999996">
            <text:p>99.519999999999996</text:p>
          </table:table-cell>
          <table:table-cell table:style-name="ce19" office:value-type="float" calcext:value-type="float" office:value="770056">
            <text:p>770056</text:p>
          </table:table-cell>
          <table:table-cell table:style-name="ce20" office:value-type="float" calcext:value-type="float" office:value="601482">
            <text:p>601482</text:p>
          </table:table-cell>
          <table:table-cell table:style-name="ce21" office:value-type="float" calcext:value-type="float" office:value="78.109999999999999">
            <text:p>78.109999999999999</text:p>
          </table:table-cell>
          <table:table-cell table:style-name="ce22" table:formula="of:=[.F14]-[.C14]" office:value-type="float" calcext:value-type="float" office:value="190700">
            <text:p>190700</text:p>
          </table:table-cell>
          <table:table-cell table:style-name="ce14" table:formula="of:=([.F14]-[.C14])/[.C14]" office:value-type="percentage" calcext:value-type="percentage" office:value="0.3291585829783415">
            <text:p>0.3291585829783415</text:p>
          </table:table-cell>
          <table:table-cell table:style-name="ce20" table:formula="of:=[.G14]-[.D14]" office:value-type="float" calcext:value-type="float" office:value="24921">
            <text:p>24921</text:p>
          </table:table-cell>
          <table:table-cell table:style-name="ce23" table:formula="of:=[.K14]/[.D14]" office:value-type="percentage" calcext:value-type="percentage" office:value="0.043223527085598921">
            <text:p>0.043223527085598921</text:p>
          </table:table-cell>
          <table:table-cell table:style-name="ce24" table:formula="of:=[.H14]-[.E14]" office:value-type="float" calcext:value-type="float" office:value="-21.409999999999997">
            <text:p>-21.409999999999997</text:p>
          </table:table-cell>
          <table:table-cell table:number-columns-repeated="1024"/>
        </table:table-row>
        <table:table-row table:style-name="ro16">
          <table:table-cell table:style-name="ce18" office:value-type="string" calcext:value-type="string">
            <text:p><text:span text:style-name="T62">proton</text:span></text:p>
          </table:table-cell>
          <table:table-cell table:style-name="ce18" office:value-type="string" calcext:value-type="string">
            <text:p><text:span text:style-name="T63">delta_vz_cut</text:span></text:p>
          </table:table-cell>
          <table:table-cell table:style-name="ce19" office:value-type="float" calcext:value-type="float" office:value="579356">
            <text:p>579356</text:p>
          </table:table-cell>
          <table:table-cell table:style-name="ce20" office:value-type="float" calcext:value-type="float" office:value="565932">
            <text:p>565932</text:p>
          </table:table-cell>
          <table:table-cell table:style-name="ce21" office:value-type="float" calcext:value-type="float" office:value="97.680000000000007">
            <text:p>97.680000000000007</text:p>
          </table:table-cell>
          <table:table-cell table:style-name="ce19" office:value-type="float" calcext:value-type="float" office:value="770056">
            <text:p>770056</text:p>
          </table:table-cell>
          <table:table-cell table:style-name="ce20" office:value-type="float" calcext:value-type="float" office:value="588499">
            <text:p>588499</text:p>
          </table:table-cell>
          <table:table-cell table:style-name="ce21" office:value-type="float" calcext:value-type="float" office:value="76.420000000000002">
            <text:p>76.420000000000002</text:p>
          </table:table-cell>
          <table:table-cell table:style-name="ce22" table:formula="of:=[.F15]-[.C15]" office:value-type="float" calcext:value-type="float" office:value="190700">
            <text:p>190700</text:p>
          </table:table-cell>
          <table:table-cell table:style-name="ce14" table:formula="of:=([.F15]-[.C15])/[.C15]" office:value-type="percentage" calcext:value-type="percentage" office:value="0.3291585829783415">
            <text:p>0.3291585829783415</text:p>
          </table:table-cell>
          <table:table-cell table:style-name="ce20" table:formula="of:=[.G15]-[.D15]" office:value-type="float" calcext:value-type="float" office:value="22567">
            <text:p>22567</text:p>
          </table:table-cell>
          <table:table-cell table:style-name="ce23" table:formula="of:=[.K15]/[.D15]" office:value-type="percentage" calcext:value-type="percentage" office:value="0.039875815468996274">
            <text:p>0.039875815468996274</text:p>
          </table:table-cell>
          <table:table-cell table:style-name="ce24" table:formula="of:=[.H15]-[.E15]" office:value-type="float" calcext:value-type="float" office:value="-21.260000000000005">
            <text:p>-21.260000000000005</text:p>
          </table:table-cell>
          <table:table-cell table:number-columns-repeated="1024"/>
        </table:table-row>
        <table:table-row table:style-name="ro17">
          <table:table-cell table:style-name="ce9" office:value-type="string" calcext:value-type="string">
            <text:p><text:span text:style-name="T64">neutron</text:span></text:p>
          </table:table-cell>
          <table:table-cell table:style-name="ce9" office:value-type="string" calcext:value-type="string">
            <text:p><text:span text:style-name="T65">total</text:span></text:p>
          </table:table-cell>
          <table:table-cell table:style-name="ce10" office:value-type="float" calcext:value-type="float" office:value="1821862">
            <text:p>1821862</text:p>
          </table:table-cell>
          <table:table-cell table:style-name="ce11" office:value-type="float" calcext:value-type="float" office:value="1649129">
            <text:p>1649129</text:p>
          </table:table-cell>
          <table:table-cell table:style-name="ce12" office:value-type="float" calcext:value-type="float" office:value="90.519999999999996">
            <text:p>90.519999999999996</text:p>
          </table:table-cell>
          <table:table-cell table:style-name="ce10" office:value-type="float" calcext:value-type="float" office:value="2998786">
            <text:p>2998786</text:p>
          </table:table-cell>
          <table:table-cell table:style-name="ce11" office:value-type="float" calcext:value-type="float" office:value="2190418">
            <text:p>2190418</text:p>
          </table:table-cell>
          <table:table-cell table:style-name="ce12" office:value-type="float" calcext:value-type="float" office:value="73.040000000000006">
            <text:p>73.040000000000006</text:p>
          </table:table-cell>
          <table:table-cell table:style-name="ce13" table:formula="of:=[.F16]-[.C16]" office:value-type="float" calcext:value-type="float" office:value="1176924">
            <text:p>1176924</text:p>
          </table:table-cell>
          <table:table-cell table:style-name="ce14" table:formula="of:=([.F16]-[.C16])/[.C16]" office:value-type="percentage" calcext:value-type="percentage" office:value="0.64600063012456488">
            <text:p>0.64600063012456488</text:p>
          </table:table-cell>
          <table:table-cell table:style-name="ce11" table:formula="of:=[.G16]-[.D16]" office:value-type="float" calcext:value-type="float" office:value="541289">
            <text:p>541289</text:p>
          </table:table-cell>
          <table:table-cell table:style-name="ce28" table:formula="of:=[.K16]/[.D16]" office:value-type="percentage" calcext:value-type="percentage" office:value="0.32822720357231">
            <text:p>0.32822720357231</text:p>
          </table:table-cell>
          <table:table-cell table:style-name="ce16" table:formula="of:=[.H16]-[.E16]" office:value-type="float" calcext:value-type="float" office:value="-17.47999999999999">
            <text:p>-17.47999999999999</text:p>
          </table:table-cell>
          <table:table-cell table:style-name="ce17" office:value-type="float" calcext:value-type="float" office:value="3779336">
            <text:p>3779336</text:p>
          </table:table-cell>
          <table:table-cell table:style-name="ce17"/>
          <table:table-cell table:number-columns-repeated="1024"/>
        </table:table-row>
        <table:table-row table:style-name="ro18">
          <table:table-cell table:style-name="ce18" office:value-type="string" calcext:value-type="string">
            <text:p><text:span text:style-name="T66">neutron</text:span></text:p>
          </table:table-cell>
          <table:table-cell table:style-name="ce18" office:value-type="string" calcext:value-type="string">
            <text:p><text:span text:style-name="T67">neutr_beta_cut</text:span></text:p>
          </table:table-cell>
          <table:table-cell table:style-name="ce19" office:value-type="float" calcext:value-type="float" office:value="1821862">
            <text:p>1821862</text:p>
          </table:table-cell>
          <table:table-cell table:style-name="ce20" office:value-type="float" calcext:value-type="float" office:value="1318841">
            <text:p>1318841</text:p>
          </table:table-cell>
          <table:table-cell table:style-name="ce21" office:value-type="float" calcext:value-type="float" office:value="72.390000000000001">
            <text:p>72.390000000000001</text:p>
          </table:table-cell>
          <table:table-cell table:style-name="ce19" office:value-type="float" calcext:value-type="float" office:value="2998786">
            <text:p>2998786</text:p>
          </table:table-cell>
          <table:table-cell table:style-name="ce20" office:value-type="float" calcext:value-type="float" office:value="2190614">
            <text:p>2190614</text:p>
          </table:table-cell>
          <table:table-cell table:style-name="ce21" office:value-type="float" calcext:value-type="float" office:value="73.049999999999997">
            <text:p>73.049999999999997</text:p>
          </table:table-cell>
          <table:table-cell table:style-name="ce22" table:formula="of:=[.F17]-[.C17]" office:value-type="float" calcext:value-type="float" office:value="1176924">
            <text:p>1176924</text:p>
          </table:table-cell>
          <table:table-cell table:style-name="ce14" table:formula="of:=([.F17]-[.C17])/[.C17]" office:value-type="percentage" calcext:value-type="percentage" office:value="0.64600063012456488">
            <text:p>0.64600063012456488</text:p>
          </table:table-cell>
          <table:table-cell table:style-name="ce20" table:formula="of:=[.G17]-[.D17]" office:value-type="float" calcext:value-type="float" office:value="871773">
            <text:p>871773</text:p>
          </table:table-cell>
          <table:table-cell table:style-name="ce23" table:formula="of:=[.K17]/[.D17]" office:value-type="percentage" calcext:value-type="percentage" office:value="0.66101448165472565">
            <text:p>0.66101448165472565</text:p>
          </table:table-cell>
          <table:table-cell table:style-name="ce24" table:formula="of:=[.H17]-[.E17]" office:value-type="float" calcext:value-type="float" office:value="0.65999999999999659">
            <text:p>0.65999999999999659</text:p>
          </table:table-cell>
          <table:table-cell table:number-columns-repeated="1024"/>
        </table:table-row>
        <table:table-row table:style-name="ro19">
          <table:table-cell table:style-name="ce18" office:value-type="string" calcext:value-type="string">
            <text:p><text:span text:style-name="T68">neutron</text:span></text:p>
          </table:table-cell>
          <table:table-cell table:style-name="ce18" office:value-type="string" calcext:value-type="string">
            <text:p><text:span text:style-name="T69">delta_vz_cut</text:span></text:p>
          </table:table-cell>
          <table:table-cell table:style-name="ce19" office:value-type="float" calcext:value-type="float" office:value="1821862">
            <text:p>1821862</text:p>
          </table:table-cell>
          <table:table-cell table:style-name="ce20" office:value-type="float" calcext:value-type="float" office:value="1821796">
            <text:p>1821796</text:p>
          </table:table-cell>
          <table:table-cell table:style-name="ce25" office:value-type="float" calcext:value-type="float" office:value="100">
            <text:p>100</text:p>
          </table:table-cell>
          <table:table-cell table:style-name="ce19" office:value-type="float" calcext:value-type="float" office:value="2998786">
            <text:p>2998786</text:p>
          </table:table-cell>
          <table:table-cell table:style-name="ce20" office:value-type="float" calcext:value-type="float" office:value="1870386">
            <text:p>1870386</text:p>
          </table:table-cell>
          <table:table-cell table:style-name="ce21" office:value-type="float" calcext:value-type="float" office:value="62.369999999999997">
            <text:p>62.369999999999997</text:p>
          </table:table-cell>
          <table:table-cell table:style-name="ce22" table:formula="of:=[.F18]-[.C18]" office:value-type="float" calcext:value-type="float" office:value="1176924">
            <text:p>1176924</text:p>
          </table:table-cell>
          <table:table-cell table:style-name="ce14" table:formula="of:=([.F18]-[.C18])/[.C18]" office:value-type="percentage" calcext:value-type="percentage" office:value="0.64600063012456488">
            <text:p>0.64600063012456488</text:p>
          </table:table-cell>
          <table:table-cell table:style-name="ce20" table:formula="of:=[.G18]-[.D18]" office:value-type="float" calcext:value-type="float" office:value="48590">
            <text:p>48590</text:p>
          </table:table-cell>
          <table:table-cell table:style-name="ce23" table:formula="of:=[.K18]/[.D18]" office:value-type="percentage" calcext:value-type="percentage" office:value="0.02667148242723115">
            <text:p>0.02667148242723115</text:p>
          </table:table-cell>
          <table:table-cell table:style-name="ce24" table:formula="of:=[.H18]-[.E18]" office:value-type="float" calcext:value-type="float" office:value="-37.630000000000003">
            <text:p>-37.630000000000003</text:p>
          </table:table-cell>
          <table:table-cell table:number-columns-repeated="1024"/>
        </table:table-row>
        <table:table-row table:style-name="ro20">
          <table:table-cell table:style-name="ce9" office:value-type="string" calcext:value-type="string">
            <text:p><text:span text:style-name="T70">Pip</text:span></text:p>
          </table:table-cell>
          <table:table-cell table:style-name="ce9" office:value-type="string" calcext:value-type="string">
            <text:p><text:span text:style-name="T71">total</text:span></text:p>
          </table:table-cell>
          <table:table-cell table:style-name="ce10" office:value-type="float" calcext:value-type="float" office:value="886976">
            <text:p>886976</text:p>
          </table:table-cell>
          <table:table-cell table:style-name="ce11" office:value-type="float" calcext:value-type="float" office:value="830272">
            <text:p>830272</text:p>
          </table:table-cell>
          <table:table-cell table:style-name="ce12" office:value-type="float" calcext:value-type="float" office:value="93.609999999999999">
            <text:p>93.609999999999999</text:p>
          </table:table-cell>
          <table:table-cell table:style-name="ce10" office:value-type="float" calcext:value-type="float" office:value="1219551">
            <text:p>1219551</text:p>
          </table:table-cell>
          <table:table-cell table:style-name="ce11" office:value-type="float" calcext:value-type="float" office:value="1131996">
            <text:p>1131996</text:p>
          </table:table-cell>
          <table:table-cell table:style-name="ce12" office:value-type="float" calcext:value-type="float" office:value="92.819999999999993">
            <text:p>92.819999999999993</text:p>
          </table:table-cell>
          <table:table-cell table:style-name="ce13" table:formula="of:=[.F19]-[.C19]" office:value-type="float" calcext:value-type="float" office:value="332575">
            <text:p>332575</text:p>
          </table:table-cell>
          <table:table-cell table:style-name="ce14" table:formula="of:=([.F19]-[.C19])/[.C19]" office:value-type="percentage" calcext:value-type="percentage" office:value="0.37495377552492964">
            <text:p>0.37495377552492964</text:p>
          </table:table-cell>
          <table:table-cell table:style-name="ce11" table:formula="of:=[.G19]-[.D19]" office:value-type="float" calcext:value-type="float" office:value="301724">
            <text:p>301724</text:p>
          </table:table-cell>
          <table:table-cell table:style-name="ce28" table:formula="of:=[.K19]/[.D19]" office:value-type="percentage" calcext:value-type="percentage" office:value="0.36340380020041624">
            <text:p>0.36340380020041624</text:p>
          </table:table-cell>
          <table:table-cell table:style-name="ce16" table:formula="of:=[.H19]-[.E19]" office:value-type="float" calcext:value-type="float" office:value="-0.79000000000000625">
            <text:p>-0.79000000000000625</text:p>
          </table:table-cell>
          <table:table-cell table:style-name="ce17" office:value-type="float" calcext:value-type="float" office:value="1550049">
            <text:p>1550049</text:p>
          </table:table-cell>
          <table:table-cell table:style-name="ce17"/>
          <table:table-cell table:number-columns-repeated="1024"/>
        </table:table-row>
        <table:table-row table:style-name="ro21">
          <table:table-cell table:style-name="ce18" office:value-type="string" calcext:value-type="string">
            <text:p><text:span text:style-name="T72">Pip</text:span></text:p>
          </table:table-cell>
          <table:table-cell table:style-name="ce18" office:value-type="string" calcext:value-type="string">
            <text:p><text:span text:style-name="T73">DC_fiducial_cut_edge_region1</text:span></text:p>
          </table:table-cell>
          <table:table-cell table:style-name="ce19" office:value-type="float" calcext:value-type="float" office:value="886976">
            <text:p>886976</text:p>
          </table:table-cell>
          <table:table-cell table:style-name="ce20" office:value-type="float" calcext:value-type="float" office:value="851272">
            <text:p>851272</text:p>
          </table:table-cell>
          <table:table-cell table:style-name="ce21" office:value-type="float" calcext:value-type="float" office:value="95.969999999999999">
            <text:p>95.969999999999999</text:p>
          </table:table-cell>
          <table:table-cell table:style-name="ce19" office:value-type="float" calcext:value-type="float" office:value="1219551">
            <text:p>1219551</text:p>
          </table:table-cell>
          <table:table-cell table:style-name="ce20" office:value-type="float" calcext:value-type="float" office:value="855321">
            <text:p>855321</text:p>
          </table:table-cell>
          <table:table-cell table:style-name="ce21" office:value-type="float" calcext:value-type="float" office:value="70.129999999999995">
            <text:p>70.129999999999995</text:p>
          </table:table-cell>
          <table:table-cell table:style-name="ce22" table:formula="of:=[.F20]-[.C20]" office:value-type="float" calcext:value-type="float" office:value="332575">
            <text:p>332575</text:p>
          </table:table-cell>
          <table:table-cell table:style-name="ce14" table:formula="of:=([.F20]-[.C20])/[.C20]" office:value-type="percentage" calcext:value-type="percentage" office:value="0.37495377552492964">
            <text:p>0.37495377552492964</text:p>
          </table:table-cell>
          <table:table-cell table:style-name="ce20" table:formula="of:=[.G20]-[.D20]" office:value-type="float" calcext:value-type="float" office:value="4049">
            <text:p>4049</text:p>
          </table:table-cell>
          <table:table-cell table:style-name="ce23" table:formula="of:=[.K20]/[.D20]" office:value-type="percentage" calcext:value-type="percentage" office:value="0.0047564115817271095">
            <text:p>0.0047564115817271095</text:p>
          </table:table-cell>
          <table:table-cell table:style-name="ce24" table:formula="of:=[.H20]-[.E20]" office:value-type="float" calcext:value-type="float" office:value="-25.840000000000003">
            <text:p>-25.840000000000003</text:p>
          </table:table-cell>
          <table:table-cell table:number-columns-repeated="1024"/>
        </table:table-row>
        <table:table-row table:style-name="ro22">
          <table:table-cell table:style-name="ce18" office:value-type="string" calcext:value-type="string">
            <text:p><text:span text:style-name="T74">Pip</text:span></text:p>
          </table:table-cell>
          <table:table-cell table:style-name="ce18" office:value-type="string" calcext:value-type="string">
            <text:p><text:span text:style-name="T75">DC_fiducial_cut_edge_region2</text:span></text:p>
          </table:table-cell>
          <table:table-cell table:style-name="ce19" office:value-type="float" calcext:value-type="float" office:value="886976">
            <text:p>886976</text:p>
          </table:table-cell>
          <table:table-cell table:style-name="ce20" office:value-type="float" calcext:value-type="float" office:value="873070">
            <text:p>873070</text:p>
          </table:table-cell>
          <table:table-cell table:style-name="ce21" office:value-type="float" calcext:value-type="float" office:value="98.430000000000007">
            <text:p>98.430000000000007</text:p>
          </table:table-cell>
          <table:table-cell table:style-name="ce19" office:value-type="float" calcext:value-type="float" office:value="1219551">
            <text:p>1219551</text:p>
          </table:table-cell>
          <table:table-cell table:style-name="ce20" office:value-type="float" calcext:value-type="float" office:value="911562">
            <text:p>911562</text:p>
          </table:table-cell>
          <table:table-cell table:style-name="ce21" office:value-type="float" calcext:value-type="float" office:value="74.75">
            <text:p>74.75</text:p>
          </table:table-cell>
          <table:table-cell table:style-name="ce22" table:formula="of:=[.F21]-[.C21]" office:value-type="float" calcext:value-type="float" office:value="332575">
            <text:p>332575</text:p>
          </table:table-cell>
          <table:table-cell table:style-name="ce14" table:formula="of:=([.F21]-[.C21])/[.C21]" office:value-type="percentage" calcext:value-type="percentage" office:value="0.37495377552492964">
            <text:p>0.37495377552492964</text:p>
          </table:table-cell>
          <table:table-cell table:style-name="ce20" table:formula="of:=[.G21]-[.D21]" office:value-type="float" calcext:value-type="float" office:value="38492">
            <text:p>38492</text:p>
          </table:table-cell>
          <table:table-cell table:style-name="ce23" table:formula="of:=[.K21]/[.D21]" office:value-type="percentage" calcext:value-type="percentage" office:value="0.044088102901256483">
            <text:p>0.044088102901256483</text:p>
          </table:table-cell>
          <table:table-cell table:style-name="ce24" table:formula="of:=[.H21]-[.E21]" office:value-type="float" calcext:value-type="float" office:value="-23.680000000000007">
            <text:p>-23.680000000000007</text:p>
          </table:table-cell>
          <table:table-cell table:number-columns-repeated="1024"/>
        </table:table-row>
        <table:table-row table:style-name="ro23">
          <table:table-cell table:style-name="ce18" office:value-type="string" calcext:value-type="string">
            <text:p><text:span text:style-name="T76">Pip</text:span></text:p>
          </table:table-cell>
          <table:table-cell table:style-name="ce18" office:value-type="string" calcext:value-type="string">
            <text:p><text:span text:style-name="T77">DC_fiducial_cut_edge_region3</text:span></text:p>
          </table:table-cell>
          <table:table-cell table:style-name="ce19" office:value-type="float" calcext:value-type="float" office:value="886976">
            <text:p>886976</text:p>
          </table:table-cell>
          <table:table-cell table:style-name="ce20" office:value-type="float" calcext:value-type="float" office:value="883758">
            <text:p>883758</text:p>
          </table:table-cell>
          <table:table-cell table:style-name="ce21" office:value-type="float" calcext:value-type="float" office:value="99.640000000000001">
            <text:p>99.640000000000001</text:p>
          </table:table-cell>
          <table:table-cell table:style-name="ce19" office:value-type="float" calcext:value-type="float" office:value="1219551">
            <text:p>1219551</text:p>
          </table:table-cell>
          <table:table-cell table:style-name="ce20" office:value-type="float" calcext:value-type="float" office:value="925002">
            <text:p>925002</text:p>
          </table:table-cell>
          <table:table-cell table:style-name="ce21" office:value-type="float" calcext:value-type="float" office:value="75.849999999999994">
            <text:p>75.849999999999994</text:p>
          </table:table-cell>
          <table:table-cell table:style-name="ce22" table:formula="of:=[.F22]-[.C22]" office:value-type="float" calcext:value-type="float" office:value="332575">
            <text:p>332575</text:p>
          </table:table-cell>
          <table:table-cell table:style-name="ce14" table:formula="of:=([.F22]-[.C22])/[.C22]" office:value-type="percentage" calcext:value-type="percentage" office:value="0.37495377552492964">
            <text:p>0.37495377552492964</text:p>
          </table:table-cell>
          <table:table-cell table:style-name="ce20" table:formula="of:=[.G22]-[.D22]" office:value-type="float" calcext:value-type="float" office:value="41244">
            <text:p>41244</text:p>
          </table:table-cell>
          <table:table-cell table:style-name="ce23" table:formula="of:=[.K22]/[.D22]" office:value-type="percentage" calcext:value-type="percentage" office:value="0.046668884468372564">
            <text:p>0.046668884468372564</text:p>
          </table:table-cell>
          <table:table-cell table:style-name="ce24" table:formula="of:=[.H22]-[.E22]" office:value-type="float" calcext:value-type="float" office:value="-23.790000000000006">
            <text:p>-23.790000000000006</text:p>
          </table:table-cell>
          <table:table-cell table:number-columns-repeated="1024"/>
        </table:table-row>
        <table:table-row table:style-name="ro24">
          <table:table-cell table:style-name="ce18" office:value-type="string" calcext:value-type="string">
            <text:p><text:span text:style-name="T78">Pip</text:span></text:p>
          </table:table-cell>
          <table:table-cell table:style-name="ce18" office:value-type="string" calcext:value-type="string">
            <text:p><text:span text:style-name="T79">delta_vz_cut</text:span></text:p>
          </table:table-cell>
          <table:table-cell table:style-name="ce19" office:value-type="float" calcext:value-type="float" office:value="886976">
            <text:p>886976</text:p>
          </table:table-cell>
          <table:table-cell table:style-name="ce20" office:value-type="float" calcext:value-type="float" office:value="864737">
            <text:p>864737</text:p>
          </table:table-cell>
          <table:table-cell table:style-name="ce21" office:value-type="float" calcext:value-type="float" office:value="97.489999999999995">
            <text:p>97.489999999999995</text:p>
          </table:table-cell>
          <table:table-cell table:style-name="ce19" office:value-type="float" calcext:value-type="float" office:value="1219551">
            <text:p>1219551</text:p>
          </table:table-cell>
          <table:table-cell table:style-name="ce20" office:value-type="float" calcext:value-type="float" office:value="902685">
            <text:p>902685</text:p>
          </table:table-cell>
          <table:table-cell table:style-name="ce21" office:value-type="float" calcext:value-type="float" office:value="74.019999999999996">
            <text:p>74.019999999999996</text:p>
          </table:table-cell>
          <table:table-cell table:style-name="ce22" table:formula="of:=[.F23]-[.C23]" office:value-type="float" calcext:value-type="float" office:value="332575">
            <text:p>332575</text:p>
          </table:table-cell>
          <table:table-cell table:style-name="ce14" table:formula="of:=([.F23]-[.C23])/[.C23]" office:value-type="percentage" calcext:value-type="percentage" office:value="0.37495377552492964">
            <text:p>0.37495377552492964</text:p>
          </table:table-cell>
          <table:table-cell table:style-name="ce20" table:formula="of:=[.G23]-[.D23]" office:value-type="float" calcext:value-type="float" office:value="37948">
            <text:p>37948</text:p>
          </table:table-cell>
          <table:table-cell table:style-name="ce23" table:formula="of:=[.K23]/[.D23]" office:value-type="percentage" calcext:value-type="percentage" office:value="0.043883862954863732">
            <text:p>0.043883862954863732</text:p>
          </table:table-cell>
          <table:table-cell table:style-name="ce24" table:formula="of:=[.H23]-[.E23]" office:value-type="float" calcext:value-type="float" office:value="-23.469999999999999">
            <text:p>-23.469999999999999</text:p>
          </table:table-cell>
          <table:table-cell table:number-columns-repeated="1024"/>
        </table:table-row>
        <table:table-row table:style-name="ro25">
          <table:table-cell table:style-name="ce9" office:value-type="string" calcext:value-type="string">
            <text:p><text:span text:style-name="T80">Pim</text:span></text:p>
          </table:table-cell>
          <table:table-cell table:style-name="ce9" office:value-type="string" calcext:value-type="string">
            <text:p><text:span text:style-name="T81">total</text:span></text:p>
          </table:table-cell>
          <table:table-cell table:style-name="ce10" office:value-type="float" calcext:value-type="float" office:value="288050">
            <text:p>288050</text:p>
          </table:table-cell>
          <table:table-cell table:style-name="ce11" office:value-type="float" calcext:value-type="float" office:value="270078">
            <text:p>270078</text:p>
          </table:table-cell>
          <table:table-cell table:style-name="ce12" office:value-type="float" calcext:value-type="float" office:value="93.760000000000005">
            <text:p>93.760000000000005</text:p>
          </table:table-cell>
          <table:table-cell table:style-name="ce10" office:value-type="float" calcext:value-type="float" office:value="466896">
            <text:p>466896</text:p>
          </table:table-cell>
          <table:table-cell table:style-name="ce11" office:value-type="float" calcext:value-type="float" office:value="442196">
            <text:p>442196</text:p>
          </table:table-cell>
          <table:table-cell table:style-name="ce12" office:value-type="float" calcext:value-type="float" office:value="94.709999999999994">
            <text:p>94.709999999999994</text:p>
          </table:table-cell>
          <table:table-cell table:style-name="ce13" table:formula="of:=[.F24]-[.C24]" office:value-type="float" calcext:value-type="float" office:value="178846">
            <text:p>178846</text:p>
          </table:table-cell>
          <table:table-cell table:style-name="ce14" table:formula="of:=([.F24]-[.C24])/[.C24]" office:value-type="percentage" calcext:value-type="percentage" office:value="0.62088526297517788">
            <text:p>0.62088526297517788</text:p>
          </table:table-cell>
          <table:table-cell table:style-name="ce11" table:formula="of:=[.G24]-[.D24]" office:value-type="float" calcext:value-type="float" office:value="172118">
            <text:p>172118</text:p>
          </table:table-cell>
          <table:table-cell table:style-name="ce28" table:formula="of:=[.K24]/[.D24]" office:value-type="percentage" calcext:value-type="percentage" office:value="0.63728996808329441">
            <text:p>0.63728996808329441</text:p>
          </table:table-cell>
          <table:table-cell table:style-name="ce16" table:formula="of:=[.H24]-[.E24]" office:value-type="float" calcext:value-type="float" office:value="0.94999999999998863">
            <text:p>0.94999999999998863</text:p>
          </table:table-cell>
          <table:table-cell table:style-name="ce17" office:value-type="float" calcext:value-type="float" office:value="594006">
            <text:p>594006</text:p>
          </table:table-cell>
          <table:table-cell table:style-name="ce17"/>
          <table:table-cell table:number-columns-repeated="1024"/>
        </table:table-row>
        <table:table-row table:style-name="ro26">
          <table:table-cell table:style-name="ce18" office:value-type="string" calcext:value-type="string">
            <text:p><text:span text:style-name="T82">Pim</text:span></text:p>
          </table:table-cell>
          <table:table-cell table:style-name="ce18" office:value-type="string" calcext:value-type="string">
            <text:p><text:span text:style-name="T83">DC_fiducial_cut_edge_region1</text:span></text:p>
          </table:table-cell>
          <table:table-cell table:style-name="ce19" office:value-type="float" calcext:value-type="float" office:value="288050">
            <text:p>288050</text:p>
          </table:table-cell>
          <table:table-cell table:style-name="ce20" office:value-type="float" calcext:value-type="float" office:value="279643">
            <text:p>279643</text:p>
          </table:table-cell>
          <table:table-cell table:style-name="ce21" office:value-type="float" calcext:value-type="float" office:value="97.079999999999998">
            <text:p>97.079999999999998</text:p>
          </table:table-cell>
          <table:table-cell table:style-name="ce19" office:value-type="float" calcext:value-type="float" office:value="466896">
            <text:p>466896</text:p>
          </table:table-cell>
          <table:table-cell table:style-name="ce20" office:value-type="float" calcext:value-type="float" office:value="295656">
            <text:p>295656</text:p>
          </table:table-cell>
          <table:table-cell table:style-name="ce21" office:value-type="float" calcext:value-type="float" office:value="63.32">
            <text:p>63.32</text:p>
          </table:table-cell>
          <table:table-cell table:style-name="ce22" table:formula="of:=[.F25]-[.C25]" office:value-type="float" calcext:value-type="float" office:value="178846">
            <text:p>178846</text:p>
          </table:table-cell>
          <table:table-cell table:style-name="ce14" table:formula="of:=([.F25]-[.C25])/[.C25]" office:value-type="percentage" calcext:value-type="percentage" office:value="0.62088526297517788">
            <text:p>0.62088526297517788</text:p>
          </table:table-cell>
          <table:table-cell table:style-name="ce20" table:formula="of:=[.G25]-[.D25]" office:value-type="float" calcext:value-type="float" office:value="16013">
            <text:p>16013</text:p>
          </table:table-cell>
          <table:table-cell table:style-name="ce23" table:formula="of:=[.K25]/[.D25]" office:value-type="percentage" calcext:value-type="percentage" office:value="0.057262295140589968">
            <text:p>0.057262295140589968</text:p>
          </table:table-cell>
          <table:table-cell table:style-name="ce24" table:formula="of:=[.H25]-[.E25]" office:value-type="float" calcext:value-type="float" office:value="-33.759999999999998">
            <text:p>-33.759999999999998</text:p>
          </table:table-cell>
          <table:table-cell table:number-columns-repeated="1024"/>
        </table:table-row>
        <table:table-row table:style-name="ro27">
          <table:table-cell table:style-name="ce18" office:value-type="string" calcext:value-type="string">
            <text:p><text:span text:style-name="T84">Pim</text:span></text:p>
          </table:table-cell>
          <table:table-cell table:style-name="ce18" office:value-type="string" calcext:value-type="string">
            <text:p><text:span text:style-name="T85">DC_fiducial_cut_edge_region2</text:span></text:p>
          </table:table-cell>
          <table:table-cell table:style-name="ce19" office:value-type="float" calcext:value-type="float" office:value="288050">
            <text:p>288050</text:p>
          </table:table-cell>
          <table:table-cell table:style-name="ce20" office:value-type="float" calcext:value-type="float" office:value="282400">
            <text:p>282400</text:p>
          </table:table-cell>
          <table:table-cell table:style-name="ce21" office:value-type="float" calcext:value-type="float" office:value="98.040000000000006">
            <text:p>98.040000000000006</text:p>
          </table:table-cell>
          <table:table-cell table:style-name="ce19" office:value-type="float" calcext:value-type="float" office:value="466896">
            <text:p>466896</text:p>
          </table:table-cell>
          <table:table-cell table:style-name="ce20" office:value-type="float" calcext:value-type="float" office:value="297031">
            <text:p>297031</text:p>
          </table:table-cell>
          <table:table-cell table:style-name="ce21" office:value-type="float" calcext:value-type="float" office:value="63.619999999999997">
            <text:p>63.619999999999997</text:p>
          </table:table-cell>
          <table:table-cell table:style-name="ce22" table:formula="of:=[.F26]-[.C26]" office:value-type="float" calcext:value-type="float" office:value="178846">
            <text:p>178846</text:p>
          </table:table-cell>
          <table:table-cell table:style-name="ce14" table:formula="of:=([.F26]-[.C26])/[.C26]" office:value-type="percentage" calcext:value-type="percentage" office:value="0.62088526297517788">
            <text:p>0.62088526297517788</text:p>
          </table:table-cell>
          <table:table-cell table:style-name="ce20" table:formula="of:=[.G26]-[.D26]" office:value-type="float" calcext:value-type="float" office:value="14631">
            <text:p>14631</text:p>
          </table:table-cell>
          <table:table-cell table:style-name="ce23" table:formula="of:=[.K26]/[.D26]" office:value-type="percentage" calcext:value-type="percentage" office:value="0.051809490084985838">
            <text:p>0.051809490084985838</text:p>
          </table:table-cell>
          <table:table-cell table:style-name="ce24" table:formula="of:=[.H26]-[.E26]" office:value-type="float" calcext:value-type="float" office:value="-34.420000000000009">
            <text:p>-34.420000000000009</text:p>
          </table:table-cell>
          <table:table-cell table:number-columns-repeated="1024"/>
        </table:table-row>
        <table:table-row table:style-name="ro28">
          <table:table-cell table:style-name="ce18" office:value-type="string" calcext:value-type="string">
            <text:p><text:span text:style-name="T86">Pim</text:span></text:p>
          </table:table-cell>
          <table:table-cell table:style-name="ce18" office:value-type="string" calcext:value-type="string">
            <text:p><text:span text:style-name="T87">DC_fiducial_cut_edge_region3</text:span></text:p>
          </table:table-cell>
          <table:table-cell table:style-name="ce19" office:value-type="float" calcext:value-type="float" office:value="288050">
            <text:p>288050</text:p>
          </table:table-cell>
          <table:table-cell table:style-name="ce20" office:value-type="float" calcext:value-type="float" office:value="282473">
            <text:p>282473</text:p>
          </table:table-cell>
          <table:table-cell table:style-name="ce21" office:value-type="float" calcext:value-type="float" office:value="98.060000000000002">
            <text:p>98.060000000000002</text:p>
          </table:table-cell>
          <table:table-cell table:style-name="ce19" office:value-type="float" calcext:value-type="float" office:value="466896">
            <text:p>466896</text:p>
          </table:table-cell>
          <table:table-cell table:style-name="ce20" office:value-type="float" calcext:value-type="float" office:value="284903">
            <text:p>284903</text:p>
          </table:table-cell>
          <table:table-cell table:style-name="ce21" office:value-type="float" calcext:value-type="float" office:value="61.020000000000003">
            <text:p>61.020000000000003</text:p>
          </table:table-cell>
          <table:table-cell table:style-name="ce22" table:formula="of:=[.F27]-[.C27]" office:value-type="float" calcext:value-type="float" office:value="178846">
            <text:p>178846</text:p>
          </table:table-cell>
          <table:table-cell table:style-name="ce14" table:formula="of:=([.F27]-[.C27])/[.C27]" office:value-type="percentage" calcext:value-type="percentage" office:value="0.62088526297517788">
            <text:p>0.62088526297517788</text:p>
          </table:table-cell>
          <table:table-cell table:style-name="ce20" table:formula="of:=[.G27]-[.D27]" office:value-type="float" calcext:value-type="float" office:value="2430">
            <text:p>2430</text:p>
          </table:table-cell>
          <table:table-cell table:style-name="ce23" table:formula="of:=[.K27]/[.D27]" office:value-type="percentage" calcext:value-type="percentage" office:value="0.0086025921061481988">
            <text:p>0.0086025921061481988</text:p>
          </table:table-cell>
          <table:table-cell table:style-name="ce24" table:formula="of:=[.H27]-[.E27]" office:value-type="float" calcext:value-type="float" office:value="-37.039999999999999">
            <text:p>-37.039999999999999</text:p>
          </table:table-cell>
          <table:table-cell table:number-columns-repeated="1024"/>
        </table:table-row>
        <table:table-row table:style-name="ro29">
          <table:table-cell table:style-name="ce18" office:value-type="string" calcext:value-type="string">
            <text:p><text:span text:style-name="T88">Pim</text:span></text:p>
          </table:table-cell>
          <table:table-cell table:style-name="ce18" office:value-type="string" calcext:value-type="string">
            <text:p><text:span text:style-name="T89">delta_vz_cut</text:span></text:p>
          </table:table-cell>
          <table:table-cell table:style-name="ce19" office:value-type="float" calcext:value-type="float" office:value="288050">
            <text:p>288050</text:p>
          </table:table-cell>
          <table:table-cell table:style-name="ce20" office:value-type="float" calcext:value-type="float" office:value="282513">
            <text:p>282513</text:p>
          </table:table-cell>
          <table:table-cell table:style-name="ce21" office:value-type="float" calcext:value-type="float" office:value="98.079999999999998">
            <text:p>98.079999999999998</text:p>
          </table:table-cell>
          <table:table-cell table:style-name="ce19" office:value-type="float" calcext:value-type="float" office:value="466896">
            <text:p>466896</text:p>
          </table:table-cell>
          <table:table-cell table:style-name="ce20" office:value-type="float" calcext:value-type="float" office:value="294858">
            <text:p>294858</text:p>
          </table:table-cell>
          <table:table-cell table:style-name="ce21" office:value-type="float" calcext:value-type="float" office:value="63.149999999999999">
            <text:p>63.149999999999999</text:p>
          </table:table-cell>
          <table:table-cell table:style-name="ce22" table:formula="of:=[.F28]-[.C28]" office:value-type="float" calcext:value-type="float" office:value="178846">
            <text:p>178846</text:p>
          </table:table-cell>
          <table:table-cell table:style-name="ce14" table:formula="of:=([.F28]-[.C28])/[.C28]" office:value-type="percentage" calcext:value-type="percentage" office:value="0.62088526297517788">
            <text:p>0.62088526297517788</text:p>
          </table:table-cell>
          <table:table-cell table:style-name="ce20" table:formula="of:=[.G28]-[.D28]" office:value-type="float" calcext:value-type="float" office:value="12345">
            <text:p>12345</text:p>
          </table:table-cell>
          <table:table-cell table:style-name="ce23" table:formula="of:=[.K28]/[.D28]" office:value-type="percentage" calcext:value-type="percentage" office:value="0.043697104204054329">
            <text:p>0.043697104204054329</text:p>
          </table:table-cell>
          <table:table-cell table:style-name="ce24" table:formula="of:=[.H28]-[.E28]" office:value-type="float" calcext:value-type="float" office:value="-34.93">
            <text:p>-34.93</text:p>
          </table:table-cell>
          <table:table-cell table:number-columns-repeated="1024"/>
        </table:table-row>
        <table:table-row table:style-name="ro30">
          <table:table-cell table:style-name="ce9" office:value-type="string" calcext:value-type="string">
            <text:p><text:span text:style-name="T90">Kp</text:span></text:p>
          </table:table-cell>
          <table:table-cell table:style-name="ce9" office:value-type="string" calcext:value-type="string">
            <text:p><text:span text:style-name="T91">total</text:span></text:p>
          </table:table-cell>
          <table:table-cell table:style-name="ce10" office:value-type="float" calcext:value-type="float" office:value="91559">
            <text:p>91559</text:p>
          </table:table-cell>
          <table:table-cell table:style-name="ce11" office:value-type="float" calcext:value-type="float" office:value="83476">
            <text:p>83476</text:p>
          </table:table-cell>
          <table:table-cell table:style-name="ce12" office:value-type="float" calcext:value-type="float" office:value="91.170000000000002">
            <text:p>91.170000000000002</text:p>
          </table:table-cell>
          <table:table-cell table:style-name="ce10" office:value-type="float" calcext:value-type="float" office:value="145921">
            <text:p>145921</text:p>
          </table:table-cell>
          <table:table-cell table:style-name="ce11" office:value-type="float" calcext:value-type="float" office:value="133749">
            <text:p>133749</text:p>
          </table:table-cell>
          <table:table-cell table:style-name="ce12" office:value-type="float" calcext:value-type="float" office:value="91.659999999999997">
            <text:p>91.659999999999997</text:p>
          </table:table-cell>
          <table:table-cell table:style-name="ce13" table:formula="of:=[.F29]-[.C29]" office:value-type="float" calcext:value-type="float" office:value="54362">
            <text:p>54362</text:p>
          </table:table-cell>
          <table:table-cell table:style-name="ce14" table:formula="of:=([.F29]-[.C29])/[.C29]" office:value-type="percentage" calcext:value-type="percentage" office:value="0.59373737153092543">
            <text:p>0.59373737153092543</text:p>
          </table:table-cell>
          <table:table-cell table:style-name="ce11" table:formula="of:=[.G29]-[.D29]" office:value-type="float" calcext:value-type="float" office:value="50273">
            <text:p>50273</text:p>
          </table:table-cell>
          <table:table-cell table:style-name="ce28" table:formula="of:=[.K29]/[.D29]" office:value-type="percentage" calcext:value-type="percentage" office:value="0.60224495663424216">
            <text:p>0.60224495663424216</text:p>
          </table:table-cell>
          <table:table-cell table:style-name="ce16" table:formula="of:=[.H29]-[.E29]" office:value-type="float" calcext:value-type="float" office:value="0.48999999999999488">
            <text:p>0.48999999999999488</text:p>
          </table:table-cell>
          <table:table-cell table:style-name="ce17" office:value-type="float" calcext:value-type="float" office:value="185744">
            <text:p>185744</text:p>
          </table:table-cell>
          <table:table-cell table:style-name="ce17"/>
          <table:table-cell table:number-columns-repeated="1024"/>
        </table:table-row>
        <table:table-row table:style-name="ro31">
          <table:table-cell table:style-name="ce18" office:value-type="string" calcext:value-type="string">
            <text:p><text:span text:style-name="T92">Kp</text:span></text:p>
          </table:table-cell>
          <table:table-cell table:style-name="ce18" office:value-type="string" calcext:value-type="string">
            <text:p><text:span text:style-name="T93">DC_fiducial_cut_edge_region1</text:span></text:p>
          </table:table-cell>
          <table:table-cell table:style-name="ce19" office:value-type="float" calcext:value-type="float" office:value="91559">
            <text:p>91559</text:p>
          </table:table-cell>
          <table:table-cell table:style-name="ce20" office:value-type="float" calcext:value-type="float" office:value="86520">
            <text:p>86520</text:p>
          </table:table-cell>
          <table:table-cell table:style-name="ce26" office:value-type="float" calcext:value-type="float" office:value="94.5">
            <text:p>94.5</text:p>
          </table:table-cell>
          <table:table-cell table:style-name="ce19" office:value-type="float" calcext:value-type="float" office:value="145921">
            <text:p>145921</text:p>
          </table:table-cell>
          <table:table-cell table:style-name="ce20" office:value-type="float" calcext:value-type="float" office:value="85539">
            <text:p>85539</text:p>
          </table:table-cell>
          <table:table-cell table:style-name="ce21" office:value-type="float" calcext:value-type="float" office:value="58.619999999999997">
            <text:p>58.619999999999997</text:p>
          </table:table-cell>
          <table:table-cell table:style-name="ce22" table:formula="of:=[.F30]-[.C30]" office:value-type="float" calcext:value-type="float" office:value="54362">
            <text:p>54362</text:p>
          </table:table-cell>
          <table:table-cell table:style-name="ce14" table:formula="of:=([.F30]-[.C30])/[.C30]" office:value-type="percentage" calcext:value-type="percentage" office:value="0.59373737153092543">
            <text:p>0.59373737153092543</text:p>
          </table:table-cell>
          <table:table-cell table:style-name="ce20" table:formula="of:=[.G30]-[.D30]" office:value-type="float" calcext:value-type="float" office:value="-981">
            <text:p>-981</text:p>
          </table:table-cell>
          <table:table-cell table:style-name="ce23" table:formula="of:=[.K30]/[.D30]" office:value-type="percentage" calcext:value-type="percentage" office:value="-0.011338418862690708">
            <text:p>-0.011338418862690708</text:p>
          </table:table-cell>
          <table:table-cell table:style-name="ce24" table:formula="of:=[.H30]-[.E30]" office:value-type="float" calcext:value-type="float" office:value="-35.880000000000003">
            <text:p>-35.880000000000003</text:p>
          </table:table-cell>
          <table:table-cell table:number-columns-repeated="1024"/>
        </table:table-row>
        <table:table-row table:style-name="ro32">
          <table:table-cell table:style-name="ce18" office:value-type="string" calcext:value-type="string">
            <text:p><text:span text:style-name="T94">Kp</text:span></text:p>
          </table:table-cell>
          <table:table-cell table:style-name="ce18" office:value-type="string" calcext:value-type="string">
            <text:p><text:span text:style-name="T95">DC_fiducial_cut_edge_region2</text:span></text:p>
          </table:table-cell>
          <table:table-cell table:style-name="ce19" office:value-type="float" calcext:value-type="float" office:value="91559">
            <text:p>91559</text:p>
          </table:table-cell>
          <table:table-cell table:style-name="ce20" office:value-type="float" calcext:value-type="float" office:value="89831">
            <text:p>89831</text:p>
          </table:table-cell>
          <table:table-cell table:style-name="ce21" office:value-type="float" calcext:value-type="float" office:value="98.109999999999999">
            <text:p>98.109999999999999</text:p>
          </table:table-cell>
          <table:table-cell table:style-name="ce19" office:value-type="float" calcext:value-type="float" office:value="145921">
            <text:p>145921</text:p>
          </table:table-cell>
          <table:table-cell table:style-name="ce20" office:value-type="float" calcext:value-type="float" office:value="92357">
            <text:p>92357</text:p>
          </table:table-cell>
          <table:table-cell table:style-name="ce21" office:value-type="float" calcext:value-type="float" office:value="63.289999999999999">
            <text:p>63.289999999999999</text:p>
          </table:table-cell>
          <table:table-cell table:style-name="ce22" table:formula="of:=[.F31]-[.C31]" office:value-type="float" calcext:value-type="float" office:value="54362">
            <text:p>54362</text:p>
          </table:table-cell>
          <table:table-cell table:style-name="ce14" table:formula="of:=([.F31]-[.C31])/[.C31]" office:value-type="percentage" calcext:value-type="percentage" office:value="0.59373737153092543">
            <text:p>0.59373737153092543</text:p>
          </table:table-cell>
          <table:table-cell table:style-name="ce20" table:formula="of:=[.G31]-[.D31]" office:value-type="float" calcext:value-type="float" office:value="2526">
            <text:p>2526</text:p>
          </table:table-cell>
          <table:table-cell table:style-name="ce23" table:formula="of:=[.K31]/[.D31]" office:value-type="percentage" calcext:value-type="percentage" office:value="0.028119468780265163">
            <text:p>0.028119468780265163</text:p>
          </table:table-cell>
          <table:table-cell table:style-name="ce24" table:formula="of:=[.H31]-[.E31]" office:value-type="float" calcext:value-type="float" office:value="-34.82">
            <text:p>-34.82</text:p>
          </table:table-cell>
          <table:table-cell table:number-columns-repeated="1024"/>
        </table:table-row>
        <table:table-row table:style-name="ro33">
          <table:table-cell table:style-name="ce18" office:value-type="string" calcext:value-type="string">
            <text:p><text:span text:style-name="T96">Kp</text:span></text:p>
          </table:table-cell>
          <table:table-cell table:style-name="ce18" office:value-type="string" calcext:value-type="string">
            <text:p><text:span text:style-name="T97">DC_fiducial_cut_edge_region3</text:span></text:p>
          </table:table-cell>
          <table:table-cell table:style-name="ce19" office:value-type="float" calcext:value-type="float" office:value="91559">
            <text:p>91559</text:p>
          </table:table-cell>
          <table:table-cell table:style-name="ce20" office:value-type="float" calcext:value-type="float" office:value="90914">
            <text:p>90914</text:p>
          </table:table-cell>
          <table:table-cell table:style-name="ce26" office:value-type="float" calcext:value-type="float" office:value="99.299999999999997">
            <text:p>99.299999999999997</text:p>
          </table:table-cell>
          <table:table-cell table:style-name="ce19" office:value-type="float" calcext:value-type="float" office:value="145921">
            <text:p>145921</text:p>
          </table:table-cell>
          <table:table-cell table:style-name="ce20" office:value-type="float" calcext:value-type="float" office:value="94945">
            <text:p>94945</text:p>
          </table:table-cell>
          <table:table-cell table:style-name="ce21" office:value-type="float" calcext:value-type="float" office:value="65.069999999999993">
            <text:p>65.069999999999993</text:p>
          </table:table-cell>
          <table:table-cell table:style-name="ce22" table:formula="of:=[.F32]-[.C32]" office:value-type="float" calcext:value-type="float" office:value="54362">
            <text:p>54362</text:p>
          </table:table-cell>
          <table:table-cell table:style-name="ce14" table:formula="of:=([.F32]-[.C32])/[.C32]" office:value-type="percentage" calcext:value-type="percentage" office:value="0.59373737153092543">
            <text:p>0.59373737153092543</text:p>
          </table:table-cell>
          <table:table-cell table:style-name="ce20" table:formula="of:=[.G32]-[.D32]" office:value-type="float" calcext:value-type="float" office:value="4031">
            <text:p>4031</text:p>
          </table:table-cell>
          <table:table-cell table:style-name="ce23" table:formula="of:=[.K32]/[.D32]" office:value-type="percentage" calcext:value-type="percentage" office:value="0.044338605715291371">
            <text:p>0.044338605715291371</text:p>
          </table:table-cell>
          <table:table-cell table:style-name="ce24" table:formula="of:=[.H32]-[.E32]" office:value-type="float" calcext:value-type="float" office:value="-34.230000000000004">
            <text:p>-34.230000000000004</text:p>
          </table:table-cell>
          <table:table-cell table:number-columns-repeated="1024"/>
        </table:table-row>
        <table:table-row table:style-name="ro34">
          <table:table-cell table:style-name="ce18" office:value-type="string" calcext:value-type="string">
            <text:p><text:span text:style-name="T98">Kp</text:span></text:p>
          </table:table-cell>
          <table:table-cell table:style-name="ce18" office:value-type="string" calcext:value-type="string">
            <text:p><text:span text:style-name="T99">delta_vz_cut</text:span></text:p>
          </table:table-cell>
          <table:table-cell table:style-name="ce19" office:value-type="float" calcext:value-type="float" office:value="91559">
            <text:p>91559</text:p>
          </table:table-cell>
          <table:table-cell table:style-name="ce20" office:value-type="float" calcext:value-type="float" office:value="87880">
            <text:p>87880</text:p>
          </table:table-cell>
          <table:table-cell table:style-name="ce21" office:value-type="float" calcext:value-type="float" office:value="95.980000000000004">
            <text:p>95.980000000000004</text:p>
          </table:table-cell>
          <table:table-cell table:style-name="ce19" office:value-type="float" calcext:value-type="float" office:value="145921">
            <text:p>145921</text:p>
          </table:table-cell>
          <table:table-cell table:style-name="ce20" office:value-type="float" calcext:value-type="float" office:value="91223">
            <text:p>91223</text:p>
          </table:table-cell>
          <table:table-cell table:style-name="ce21" office:value-type="float" calcext:value-type="float" office:value="62.520000000000003">
            <text:p>62.520000000000003</text:p>
          </table:table-cell>
          <table:table-cell table:style-name="ce22" table:formula="of:=[.F33]-[.C33]" office:value-type="float" calcext:value-type="float" office:value="54362">
            <text:p>54362</text:p>
          </table:table-cell>
          <table:table-cell table:style-name="ce14" table:formula="of:=([.F33]-[.C33])/[.C33]" office:value-type="percentage" calcext:value-type="percentage" office:value="0.59373737153092543">
            <text:p>0.59373737153092543</text:p>
          </table:table-cell>
          <table:table-cell table:style-name="ce20" table:formula="of:=[.G33]-[.D33]" office:value-type="float" calcext:value-type="float" office:value="3343">
            <text:p>3343</text:p>
          </table:table-cell>
          <table:table-cell table:style-name="ce23" table:formula="of:=[.K33]/[.D33]" office:value-type="percentage" calcext:value-type="percentage" office:value="0.038040509786071916">
            <text:p>0.038040509786071916</text:p>
          </table:table-cell>
          <table:table-cell table:style-name="ce24" table:formula="of:=[.H33]-[.E33]" office:value-type="float" calcext:value-type="float" office:value="-33.460000000000001">
            <text:p>-33.460000000000001</text:p>
          </table:table-cell>
          <table:table-cell table:number-columns-repeated="1024"/>
        </table:table-row>
        <table:table-row table:style-name="ro35">
          <table:table-cell table:style-name="ce9" office:value-type="string" calcext:value-type="string">
            <text:p><text:span text:style-name="T100">Km</text:span></text:p>
          </table:table-cell>
          <table:table-cell table:style-name="ce9" office:value-type="string" calcext:value-type="string">
            <text:p><text:span text:style-name="T101">total</text:span></text:p>
          </table:table-cell>
          <table:table-cell table:style-name="ce10" office:value-type="float" calcext:value-type="float" office:value="13379">
            <text:p>13379</text:p>
          </table:table-cell>
          <table:table-cell table:style-name="ce11" office:value-type="float" calcext:value-type="float" office:value="12583">
            <text:p>12583</text:p>
          </table:table-cell>
          <table:table-cell table:style-name="ce12" office:value-type="float" calcext:value-type="float" office:value="94.049999999999997">
            <text:p>94.049999999999997</text:p>
          </table:table-cell>
          <table:table-cell table:style-name="ce10" office:value-type="float" calcext:value-type="float" office:value="35809">
            <text:p>35809</text:p>
          </table:table-cell>
          <table:table-cell table:style-name="ce11" office:value-type="float" calcext:value-type="float" office:value="34206">
            <text:p>34206</text:p>
          </table:table-cell>
          <table:table-cell table:style-name="ce12" office:value-type="float" calcext:value-type="float" office:value="95.519999999999996">
            <text:p>95.519999999999996</text:p>
          </table:table-cell>
          <table:table-cell table:style-name="ce13" table:formula="of:=[.F34]-[.C34]" office:value-type="float" calcext:value-type="float" office:value="22430">
            <text:p>22430</text:p>
          </table:table-cell>
          <table:table-cell table:style-name="ce14" table:formula="of:=([.F34]-[.C34])/[.C34]" office:value-type="percentage" calcext:value-type="percentage" office:value="1.676507960236191">
            <text:p>1.676507960236191</text:p>
          </table:table-cell>
          <table:table-cell table:style-name="ce11" table:formula="of:=[.G34]-[.D34]" office:value-type="float" calcext:value-type="float" office:value="21623">
            <text:p>21623</text:p>
          </table:table-cell>
          <table:table-cell table:style-name="ce28" table:formula="of:=[.K34]/[.D34]" office:value-type="percentage" calcext:value-type="percentage" office:value="1.7184296272748947">
            <text:p>1.7184296272748947</text:p>
          </table:table-cell>
          <table:table-cell table:style-name="ce16" table:formula="of:=[.H34]-[.E34]" office:value-type="float" calcext:value-type="float" office:value="1.4699999999999989">
            <text:p>1.4699999999999989</text:p>
          </table:table-cell>
          <table:table-cell table:style-name="ce17" office:value-type="float" calcext:value-type="float" office:value="45747">
            <text:p>45747</text:p>
          </table:table-cell>
          <table:table-cell table:style-name="ce17"/>
          <table:table-cell table:number-columns-repeated="1024"/>
        </table:table-row>
        <table:table-row table:style-name="ro36">
          <table:table-cell table:style-name="ce18" office:value-type="string" calcext:value-type="string">
            <text:p><text:span text:style-name="T102">Km</text:span></text:p>
          </table:table-cell>
          <table:table-cell table:style-name="ce18" office:value-type="string" calcext:value-type="string">
            <text:p><text:span text:style-name="T103">DC_fiducial_cut_edge_region1</text:span></text:p>
          </table:table-cell>
          <table:table-cell table:style-name="ce19" office:value-type="float" calcext:value-type="float" office:value="13379">
            <text:p>13379</text:p>
          </table:table-cell>
          <table:table-cell table:style-name="ce20" office:value-type="float" calcext:value-type="float" office:value="13009">
            <text:p>13009</text:p>
          </table:table-cell>
          <table:table-cell table:style-name="ce21" office:value-type="float" calcext:value-type="float" office:value="97.230000000000004">
            <text:p>97.230000000000004</text:p>
          </table:table-cell>
          <table:table-cell table:style-name="ce19" office:value-type="float" calcext:value-type="float" office:value="35809">
            <text:p>35809</text:p>
          </table:table-cell>
          <table:table-cell table:style-name="ce20" office:value-type="float" calcext:value-type="float" office:value="13744">
            <text:p>13744</text:p>
          </table:table-cell>
          <table:table-cell table:style-name="ce21" office:value-type="float" calcext:value-type="float" office:value="38.380000000000003">
            <text:p>38.380000000000003</text:p>
          </table:table-cell>
          <table:table-cell table:style-name="ce22" table:formula="of:=[.F35]-[.C35]" office:value-type="float" calcext:value-type="float" office:value="22430">
            <text:p>22430</text:p>
          </table:table-cell>
          <table:table-cell table:style-name="ce14" table:formula="of:=([.F35]-[.C35])/[.C35]" office:value-type="percentage" calcext:value-type="percentage" office:value="1.676507960236191">
            <text:p>1.676507960236191</text:p>
          </table:table-cell>
          <table:table-cell table:style-name="ce20" table:formula="of:=[.G35]-[.D35]" office:value-type="float" calcext:value-type="float" office:value="735">
            <text:p>735</text:p>
          </table:table-cell>
          <table:table-cell table:style-name="ce23" table:formula="of:=[.K35]/[.D35]" office:value-type="percentage" calcext:value-type="percentage" office:value="0.056499346606195711">
            <text:p>0.056499346606195711</text:p>
          </table:table-cell>
          <table:table-cell table:style-name="ce24" table:formula="of:=[.H35]-[.E35]" office:value-type="float" calcext:value-type="float" office:value="-58.850000000000001">
            <text:p>-58.850000000000001</text:p>
          </table:table-cell>
          <table:table-cell table:number-columns-repeated="1024"/>
        </table:table-row>
        <table:table-row table:style-name="ro37">
          <table:table-cell table:style-name="ce18" office:value-type="string" calcext:value-type="string">
            <text:p><text:span text:style-name="T104">Km</text:span></text:p>
          </table:table-cell>
          <table:table-cell table:style-name="ce18" office:value-type="string" calcext:value-type="string">
            <text:p><text:span text:style-name="T105">DC_fiducial_cut_edge_region2</text:span></text:p>
          </table:table-cell>
          <table:table-cell table:style-name="ce19" office:value-type="float" calcext:value-type="float" office:value="13379">
            <text:p>13379</text:p>
          </table:table-cell>
          <table:table-cell table:style-name="ce20" office:value-type="float" calcext:value-type="float" office:value="13135">
            <text:p>13135</text:p>
          </table:table-cell>
          <table:table-cell table:style-name="ce21" office:value-type="float" calcext:value-type="float" office:value="98.180000000000007">
            <text:p>98.180000000000007</text:p>
          </table:table-cell>
          <table:table-cell table:style-name="ce19" office:value-type="float" calcext:value-type="float" office:value="35809">
            <text:p>35809</text:p>
          </table:table-cell>
          <table:table-cell table:style-name="ce20" office:value-type="float" calcext:value-type="float" office:value="13691">
            <text:p>13691</text:p>
          </table:table-cell>
          <table:table-cell table:style-name="ce21" office:value-type="float" calcext:value-type="float" office:value="38.229999999999997">
            <text:p>38.229999999999997</text:p>
          </table:table-cell>
          <table:table-cell table:style-name="ce22" table:formula="of:=[.F36]-[.C36]" office:value-type="float" calcext:value-type="float" office:value="22430">
            <text:p>22430</text:p>
          </table:table-cell>
          <table:table-cell table:style-name="ce14" table:formula="of:=([.F36]-[.C36])/[.C36]" office:value-type="percentage" calcext:value-type="percentage" office:value="1.676507960236191">
            <text:p>1.676507960236191</text:p>
          </table:table-cell>
          <table:table-cell table:style-name="ce20" table:formula="of:=[.G36]-[.D36]" office:value-type="float" calcext:value-type="float" office:value="556">
            <text:p>556</text:p>
          </table:table-cell>
          <table:table-cell table:style-name="ce23" table:formula="of:=[.K36]/[.D36]" office:value-type="percentage" calcext:value-type="percentage" office:value="0.04232965359725923">
            <text:p>0.04232965359725923</text:p>
          </table:table-cell>
          <table:table-cell table:style-name="ce24" table:formula="of:=[.H36]-[.E36]" office:value-type="float" calcext:value-type="float" office:value="-59.95000000000001">
            <text:p>-59.95000000000001</text:p>
          </table:table-cell>
          <table:table-cell table:number-columns-repeated="1024"/>
        </table:table-row>
        <table:table-row table:style-name="ro38">
          <table:table-cell table:style-name="ce18" office:value-type="string" calcext:value-type="string">
            <text:p><text:span text:style-name="T106">Km</text:span></text:p>
          </table:table-cell>
          <table:table-cell table:style-name="ce18" office:value-type="string" calcext:value-type="string">
            <text:p><text:span text:style-name="T107">DC_fiducial_cut_edge_region3</text:span></text:p>
          </table:table-cell>
          <table:table-cell table:style-name="ce19" office:value-type="float" calcext:value-type="float" office:value="13379">
            <text:p>13379</text:p>
          </table:table-cell>
          <table:table-cell table:style-name="ce20" office:value-type="float" calcext:value-type="float" office:value="13149">
            <text:p>13149</text:p>
          </table:table-cell>
          <table:table-cell table:style-name="ce21" office:value-type="float" calcext:value-type="float" office:value="98.280000000000001">
            <text:p>98.280000000000001</text:p>
          </table:table-cell>
          <table:table-cell table:style-name="ce19" office:value-type="float" calcext:value-type="float" office:value="35809">
            <text:p>35809</text:p>
          </table:table-cell>
          <table:table-cell table:style-name="ce20" office:value-type="float" calcext:value-type="float" office:value="12708">
            <text:p>12708</text:p>
          </table:table-cell>
          <table:table-cell table:style-name="ce21" office:value-type="float" calcext:value-type="float" office:value="35.490000000000002">
            <text:p>35.490000000000002</text:p>
          </table:table-cell>
          <table:table-cell table:style-name="ce22" table:formula="of:=[.F37]-[.C37]" office:value-type="float" calcext:value-type="float" office:value="22430">
            <text:p>22430</text:p>
          </table:table-cell>
          <table:table-cell table:style-name="ce14" table:formula="of:=([.F37]-[.C37])/[.C37]" office:value-type="percentage" calcext:value-type="percentage" office:value="1.676507960236191">
            <text:p>1.676507960236191</text:p>
          </table:table-cell>
          <table:table-cell table:style-name="ce20" table:formula="of:=[.G37]-[.D37]" office:value-type="float" calcext:value-type="float" office:value="-441">
            <text:p>-441</text:p>
          </table:table-cell>
          <table:table-cell table:style-name="ce23" table:formula="of:=[.K37]/[.D37]" office:value-type="percentage" calcext:value-type="percentage" office:value="-0.033538672142368241">
            <text:p>-0.033538672142368241</text:p>
          </table:table-cell>
          <table:table-cell table:style-name="ce24" table:formula="of:=[.H37]-[.E37]" office:value-type="float" calcext:value-type="float" office:value="-62.789999999999999">
            <text:p>-62.789999999999999</text:p>
          </table:table-cell>
          <table:table-cell table:number-columns-repeated="1024"/>
        </table:table-row>
        <table:table-row table:style-name="ro39">
          <table:table-cell table:style-name="ce18" office:value-type="string" calcext:value-type="string">
            <text:p><text:span text:style-name="T108">Km</text:span></text:p>
          </table:table-cell>
          <table:table-cell table:style-name="ce18" office:value-type="string" calcext:value-type="string">
            <text:p><text:span text:style-name="T109">delta_vz_cut</text:span></text:p>
          </table:table-cell>
          <table:table-cell table:style-name="ce19" office:value-type="float" calcext:value-type="float" office:value="13379">
            <text:p>13379</text:p>
          </table:table-cell>
          <table:table-cell table:style-name="ce20" office:value-type="float" calcext:value-type="float" office:value="13119">
            <text:p>13119</text:p>
          </table:table-cell>
          <table:table-cell table:style-name="ce21" office:value-type="float" calcext:value-type="float" office:value="98.060000000000002">
            <text:p>98.060000000000002</text:p>
          </table:table-cell>
          <table:table-cell table:style-name="ce19" office:value-type="float" calcext:value-type="float" office:value="35809">
            <text:p>35809</text:p>
          </table:table-cell>
          <table:table-cell table:style-name="ce20" office:value-type="float" calcext:value-type="float" office:value="13670">
            <text:p>13670</text:p>
          </table:table-cell>
          <table:table-cell table:style-name="ce21" office:value-type="float" calcext:value-type="float" office:value="38.170000000000002">
            <text:p>38.170000000000002</text:p>
          </table:table-cell>
          <table:table-cell table:style-name="ce22" table:formula="of:=[.F38]-[.C38]" office:value-type="float" calcext:value-type="float" office:value="22430">
            <text:p>22430</text:p>
          </table:table-cell>
          <table:table-cell table:style-name="ce14" table:formula="of:=([.F38]-[.C38])/[.C38]" office:value-type="percentage" calcext:value-type="percentage" office:value="1.676507960236191">
            <text:p>1.676507960236191</text:p>
          </table:table-cell>
          <table:table-cell table:style-name="ce20" table:formula="of:=[.G38]-[.D38]" office:value-type="float" calcext:value-type="float" office:value="551">
            <text:p>551</text:p>
          </table:table-cell>
          <table:table-cell table:style-name="ce23" table:formula="of:=[.K38]/[.D38]" office:value-type="percentage" calcext:value-type="percentage" office:value="0.042000152450644104">
            <text:p>0.042000152450644104</text:p>
          </table:table-cell>
          <table:table-cell table:style-name="ce24" table:formula="of:=[.H38]-[.E38]" office:value-type="float" calcext:value-type="float" office:value="-59.890000000000001">
            <text:p>-59.890000000000001</text:p>
          </table:table-cell>
          <table:table-cell table:number-columns-repeated="1024"/>
        </table:table-row>
        <table:table-row table:style-name="ro40">
          <table:table-cell table:style-name="ce9" office:value-type="string" calcext:value-type="string">
            <text:p><text:span text:style-name="T110">photon</text:span></text:p>
          </table:table-cell>
          <table:table-cell table:style-name="ce9" office:value-type="string" calcext:value-type="string">
            <text:p><text:span text:style-name="T111">total</text:span></text:p>
          </table:table-cell>
          <table:table-cell table:style-name="ce10" office:value-type="float" calcext:value-type="float" office:value="2571290">
            <text:p>2571290</text:p>
          </table:table-cell>
          <table:table-cell table:style-name="ce11" office:value-type="float" calcext:value-type="float" office:value="2229411">
            <text:p>2229411</text:p>
          </table:table-cell>
          <table:table-cell table:style-name="ce27" office:value-type="float" calcext:value-type="float" office:value="86.700000000000003">
            <text:p>86.700000000000003</text:p>
          </table:table-cell>
          <table:table-cell table:style-name="ce10" office:value-type="float" calcext:value-type="float" office:value="3271693">
            <text:p>3271693</text:p>
          </table:table-cell>
          <table:table-cell table:style-name="ce11" office:value-type="float" calcext:value-type="float" office:value="2911904">
            <text:p>2911904</text:p>
          </table:table-cell>
          <table:table-cell table:style-name="ce27" office:value-type="float" calcext:value-type="float" office:value="89">
            <text:p>89</text:p>
          </table:table-cell>
          <table:table-cell table:style-name="ce13" table:formula="of:=[.F39]-[.C39]" office:value-type="float" calcext:value-type="float" office:value="700403">
            <text:p>700403</text:p>
          </table:table-cell>
          <table:table-cell table:style-name="ce14" table:formula="of:=([.F39]-[.C39])/[.C39]" office:value-type="percentage" calcext:value-type="percentage" office:value="0.27239362343415174">
            <text:p>0.27239362343415174</text:p>
          </table:table-cell>
          <table:table-cell table:style-name="ce11" table:formula="of:=[.G39]-[.D39]" office:value-type="float" calcext:value-type="float" office:value="682493">
            <text:p>682493</text:p>
          </table:table-cell>
          <table:table-cell table:style-name="ce28" table:formula="of:=[.K39]/[.D39]" office:value-type="percentage" calcext:value-type="percentage" office:value="0.30613152980764874">
            <text:p>0.30613152980764874</text:p>
          </table:table-cell>
          <table:table-cell table:style-name="ce16" table:formula="of:=[.H39]-[.E39]" office:value-type="float" calcext:value-type="float" office:value="2.2999999999999972">
            <text:p>2.2999999999999972</text:p>
          </table:table-cell>
          <table:table-cell table:style-name="ce17" office:value-type="float" calcext:value-type="float" office:value="4127065">
            <text:p>4127065</text:p>
          </table:table-cell>
          <table:table-cell table:style-name="ce17"/>
          <table:table-cell table:number-columns-repeated="1024"/>
        </table:table-row>
        <table:table-row table:style-name="ro41">
          <table:table-cell table:style-name="ce18" office:value-type="string" calcext:value-type="string">
            <text:p><text:span text:style-name="T112">photon</text:span></text:p>
          </table:table-cell>
          <table:table-cell table:style-name="ce18" office:value-type="string" calcext:value-type="string">
            <text:p><text:span text:style-name="T113">phot_beta_cut</text:span></text:p>
          </table:table-cell>
          <table:table-cell table:style-name="ce19" office:value-type="float" calcext:value-type="float" office:value="2571290">
            <text:p>2571290</text:p>
          </table:table-cell>
          <table:table-cell table:style-name="ce20" office:value-type="float" calcext:value-type="float" office:value="2462103">
            <text:p>2462103</text:p>
          </table:table-cell>
          <table:table-cell table:style-name="ce21" office:value-type="float" calcext:value-type="float" office:value="95.75">
            <text:p>95.75</text:p>
          </table:table-cell>
          <table:table-cell table:style-name="ce19" office:value-type="float" calcext:value-type="float" office:value="3271693">
            <text:p>3271693</text:p>
          </table:table-cell>
          <table:table-cell table:style-name="ce20" office:value-type="float" calcext:value-type="float" office:value="2546821">
            <text:p>2546821</text:p>
          </table:table-cell>
          <table:table-cell table:style-name="ce21" office:value-type="float" calcext:value-type="float" office:value="77.840000000000003">
            <text:p>77.840000000000003</text:p>
          </table:table-cell>
          <table:table-cell table:style-name="ce22" table:formula="of:=[.F40]-[.C40]" office:value-type="float" calcext:value-type="float" office:value="700403">
            <text:p>700403</text:p>
          </table:table-cell>
          <table:table-cell table:style-name="ce14" table:formula="of:=([.F40]-[.C40])/[.C40]" office:value-type="percentage" calcext:value-type="percentage" office:value="0.27239362343415174">
            <text:p>0.27239362343415174</text:p>
          </table:table-cell>
          <table:table-cell table:style-name="ce20" table:formula="of:=[.G40]-[.D40]" office:value-type="float" calcext:value-type="float" office:value="84718">
            <text:p>84718</text:p>
          </table:table-cell>
          <table:table-cell table:style-name="ce23" table:formula="of:=[.K40]/[.D40]" office:value-type="percentage" calcext:value-type="percentage" office:value="0.034408796057679145">
            <text:p>0.034408796057679145</text:p>
          </table:table-cell>
          <table:table-cell table:style-name="ce24" table:formula="of:=[.H40]-[.E40]" office:value-type="float" calcext:value-type="float" office:value="-17.909999999999997">
            <text:p>-17.909999999999997</text:p>
          </table:table-cell>
          <table:table-cell table:number-columns-repeated="1024"/>
        </table:table-row>
        <table:table-row table:style-name="ro42">
          <table:table-cell table:style-name="ce18" office:value-type="string" calcext:value-type="string">
            <text:p><text:span text:style-name="T114">photon</text:span></text:p>
          </table:table-cell>
          <table:table-cell table:style-name="ce18" office:value-type="string" calcext:value-type="string">
            <text:p><text:span text:style-name="T115">EC_hit_position_fiducial_cut</text:span></text:p>
          </table:table-cell>
          <table:table-cell table:style-name="ce19" office:value-type="float" calcext:value-type="float" office:value="2571290">
            <text:p>2571290</text:p>
          </table:table-cell>
          <table:table-cell table:style-name="ce20" office:value-type="float" calcext:value-type="float" office:value="2323807">
            <text:p>2323807</text:p>
          </table:table-cell>
          <table:table-cell table:style-name="ce21" office:value-type="float" calcext:value-type="float" office:value="90.379999999999995">
            <text:p>90.379999999999995</text:p>
          </table:table-cell>
          <table:table-cell table:style-name="ce19" office:value-type="float" calcext:value-type="float" office:value="3271693">
            <text:p>3271693</text:p>
          </table:table-cell>
          <table:table-cell table:style-name="ce20" office:value-type="float" calcext:value-type="float" office:value="2405123">
            <text:p>2405123</text:p>
          </table:table-cell>
          <table:table-cell table:style-name="ce21" office:value-type="float" calcext:value-type="float" office:value="73.510000000000005">
            <text:p>73.510000000000005</text:p>
          </table:table-cell>
          <table:table-cell table:style-name="ce22" table:formula="of:=[.F41]-[.C41]" office:value-type="float" calcext:value-type="float" office:value="700403">
            <text:p>700403</text:p>
          </table:table-cell>
          <table:table-cell table:style-name="ce14" table:formula="of:=([.F41]-[.C41])/[.C41]" office:value-type="percentage" calcext:value-type="percentage" office:value="0.27239362343415174">
            <text:p>0.27239362343415174</text:p>
          </table:table-cell>
          <table:table-cell table:style-name="ce20" table:formula="of:=[.G41]-[.D41]" office:value-type="float" calcext:value-type="float" office:value="81316">
            <text:p>81316</text:p>
          </table:table-cell>
          <table:table-cell table:style-name="ce23" table:formula="of:=[.K41]/[.D41]" office:value-type="percentage" calcext:value-type="percentage" office:value="0.034992578987841937">
            <text:p>0.034992578987841937</text:p>
          </table:table-cell>
          <table:table-cell table:style-name="ce24" table:formula="of:=[.H41]-[.E41]" office:value-type="float" calcext:value-type="float" office:value="-16.86999999999999">
            <text:p>-16.86999999999999</text:p>
          </table:table-cell>
          <table:table-cell table:number-columns-repeated="1024"/>
        </table:table-row>
        <table:table-row table:style-name="ro43">
          <table:table-cell table:number-columns-repeated="8"/>
          <table:table-cell table:style-name="ce30"/>
          <table:table-cell table:style-name="ce31"/>
          <table:table-cell/>
          <table:table-cell table:style-name="ce23"/>
          <table:table-cell table:style-name="ce32"/>
          <table:table-cell table:number-columns-repeated="1024"/>
        </table:table-row>
        <table:table-row table:style-name="ro44">
          <table:table-cell table:number-columns-repeated="1024"/>
        </table:table-row>
        <table:table-row table:number-rows-repeated="21" table:style-name="ro1">
          <table:table-cell table:number-columns-repeated="1024"/>
        </table:table-row>
        <calcext:conditional-formats>
          <calcext:conditional-format calcext:target-range-address="L:L">
            <calcext:color-scale>
              <calcext:color-scale-entry calcext:value="-1" calcext:type="number" calcext:color="#F8696B"/>
              <calcext:color-scale-entry calcext:value="0" calcext:type="number" calcext:color="#FCFCFF"/>
              <calcext:color-scale-entry calcext:value="1" calcext:type="number" calcext:color="#63BE7B"/>
            </calcext:color-scale>
          </calcext:conditional-format>
          <calcext:conditional-format calcext:target-range-address="J1:J41">
            <calcext:color-scale>
              <calcext:color-scale-entry calcext:value="-1" calcext:type="number" calcext:color="#F8696B"/>
              <calcext:color-scale-entry calcext:value="0" calcext:type="number" calcext:color="#FCFCFF"/>
              <calcext:color-scale-entry calcext:value="1" calcext:type="number" calcext:color="#63BE7B"/>
            </calcext:color-scale>
          </calcext:conditional-format>
          <calcext:conditional-format calcext:target-range-address="M:M">
            <calcext:color-scale>
              <calcext:color-scale-entry calcext:value="&quot;&quot;" calcext:type="minimum" calcext:color="#F8696B"/>
              <calcext:color-scale-entry calcext:value="0" calcext:type="number" calcext:color="#FCFCFF"/>
              <calcext:color-scale-entry calcext:value="&quot;&quot;" calcext:type="maximum" calcext:color="#63BE7B"/>
            </calcext:color-scale>
          </calcext:conditional-format>
          <calcext:conditional-format calcext:target-range-address="K:K">
            <calcext:color-scale>
              <calcext:color-scale-entry calcext:value="&quot;&quot;" calcext:type="minimum" calcext:color="#F8696B"/>
              <calcext:color-scale-entry calcext:value="0" calcext:type="number" calcext:color="#FCFCFF"/>
              <calcext:color-scale-entry calcext:value="&quot;&quot;" calcext:type="maximum" calcext:color="#63BE7B"/>
            </calcext:color-scale>
          </calcext:conditional-format>
          <calcext:conditional-format calcext:target-range-address="I:I">
            <calcext:color-scale>
              <calcext:color-scale-entry calcext:value="&quot;&quot;" calcext:type="minimum" calcext:color="#F8696B"/>
              <calcext:color-scale-entry calcext:value="0" calcext:type="number" calcext:color="#FCFCFF"/>
              <calcext:color-scale-entry calcext:value="&quot;&quot;" calcext:type="maximum" calcext:color="#63BE7B"/>
            </calcext:color-scale>
          </calcext:conditional-format>
        </calcext:conditional-formats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Liberation Sans"/>
  </office:font-face-decls>
  <office:styles>
    <style:default-style style:family="table-cell"/>
    <number:number-style style:name="NF10001">
      <number:number number:decimal-places="2" number:min-integer-digits="2"/>
    </number:number-style>
    <number:number-style style:name="NF10002">
      <number:number number:decimal-places="1" number:min-integer-digits="3"/>
    </number:number-style>
    <number:number-style style:name="NF10003">
      <number:number number:decimal-places="1" number:min-integer-digits="2"/>
    </number:number-style>
    <number:number-style style:name="NF10005">
      <number:number number:decimal-places="0" number:min-integer-digits="1" number:grouping="true"/>
    </number:number-style>
    <number:percentage-style style:name="NF10006">
      <number:number number:decimal-places="0" number:min-integer-digits="1"/>
      <number:text>%</number:text>
    </number:percentage-style>
    <number:number-style style:name="NF10007">
      <number:number number:decimal-places="2" number:min-integer-digits="1"/>
    </number:number-style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2.1.43</meta:generator>
  </office:meta>
</office:document-meta>
</file>